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imes New Roman CE" svg:font-family="Times New Roman CE" style:font-family-generic="system" style:font-pitch="variable"/>
    <style:font-face style:name="Times New Roman Cyr" svg:font-family="Times New Roman Cyr"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Greek" svg:font-family="Times New Roman Greek"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3" style:parent-style-name="Normal" style:family="paragraph">
      <style:paragraph-properties fo:widows="2" fo:orphans="2"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4" style:parent-style-name="Normal" style:family="paragraph">
      <style:paragraph-properties fo:widows="2" fo:orphans="2"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5" style:parent-style-name="Standard" style:family="paragraph">
      <style:paragraph-properties>
        <style:tab-stops>
          <style:tab-stop style:type="left" style:position="10.0013in"/>
        </style:tab-stops>
      </style:paragraph-properties>
    </style:style>
    <style:style style:name="P6" style:parent-style-name="Standard" style:family="paragraph">
      <style:paragraph-properties fo:margin-left="2.7166in" fo:margin-right="0.8215in">
        <style:tab-stops>
          <style:tab-stop style:type="left" style:position="7.2847in"/>
        </style:tab-stops>
      </style:paragraph-properties>
    </style:style>
    <style:style style:name="P7" style:parent-style-name="Standard" style:family="paragraph">
      <style:paragraph-properties fo:margin-left="2.7166in" fo:margin-right="0.8215in">
        <style:tab-stops>
          <style:tab-stop style:type="left" style:position="7.2847in"/>
        </style:tab-stops>
      </style:paragraph-properties>
    </style:style>
    <style:style style:name="P8" style:parent-style-name="Standard" style:family="paragraph">
      <style:paragraph-properties fo:margin-left="2.7166in" fo:margin-right="0.8215in">
        <style:tab-stops>
          <style:tab-stop style:type="left" style:position="7.2847in"/>
        </style:tab-stops>
      </style:paragraph-properties>
    </style:style>
    <style:style style:name="P9" style:parent-style-name="Standard" style:family="paragraph">
      <style:paragraph-properties fo:text-indent="0.9055in">
        <style:tab-stops>
          <style:tab-stop style:type="left" style:position="7.2847in"/>
        </style:tab-stops>
      </style:paragraph-properties>
    </style:style>
    <style:style style:name="P10" style:parent-style-name="Standard" style:family="paragraph">
      <style:paragraph-properties fo:text-indent="0.9055in">
        <style:tab-stops>
          <style:tab-stop style:type="left" style:position="7.2847in"/>
        </style:tab-stops>
      </style:paragraph-properties>
    </style:style>
    <style:style style:name="P11" style:parent-style-name="Standard" style:family="paragraph">
      <style:paragraph-properties>
        <style:tab-stops>
          <style:tab-stop style:type="left" style:position="7.2847in"/>
        </style:tab-stops>
      </style:paragraph-properties>
      <style:text-properties fo:font-weight="bold" style:font-weight-asian="bold" fo:font-size="16pt" style:font-size-asian="16pt"/>
    </style:style>
    <style:style style:name="P12" style:parent-style-name="Standard" style:family="paragraph">
      <style:paragraph-properties fo:margin-right="0.8215in">
        <style:tab-stops>
          <style:tab-stop style:type="left" style:position="7.2847in"/>
        </style:tab-stops>
      </style:paragraph-properties>
    </style:style>
    <style:style style:name="P13" style:parent-style-name="Standard" style:family="paragraph">
      <style:paragraph-properties fo:margin-right="0.8215in">
        <style:tab-stops>
          <style:tab-stop style:type="left" style:position="7.2847in"/>
        </style:tab-stops>
      </style:paragraph-properties>
    </style:style>
    <style:style style:name="P14" style:parent-style-name="Standard" style:family="paragraph">
      <style:paragraph-properties fo:margin-right="0.8215in">
        <style:tab-stops>
          <style:tab-stop style:type="left" style:position="7.2847in"/>
        </style:tab-stops>
      </style:paragraph-properties>
    </style:style>
    <style:style style:name="P15" style:parent-style-name="Standard" style:family="paragraph">
      <style:paragraph-properties>
        <style:tab-stops>
          <style:tab-stop style:type="left" style:position="7.2847in"/>
        </style:tab-stops>
      </style:paragraph-properties>
    </style:style>
    <style:style style:name="P16" style:parent-style-name="Standard" style:family="paragraph">
      <style:paragraph-properties fo:margin-right="0.8215in">
        <style:tab-stops>
          <style:tab-stop style:type="left" style:position="7.2847in"/>
        </style:tab-stops>
      </style:paragraph-properties>
    </style:style>
    <style:style style:name="P17" style:parent-style-name="Standard" style:family="paragraph">
      <style:paragraph-properties fo:margin-right="0.8215in">
        <style:tab-stops>
          <style:tab-stop style:type="left" style:position="7.2847in"/>
        </style:tab-stops>
      </style:paragraph-properties>
    </style:style>
    <style:style style:name="P18" style:parent-style-name="Standard" style:family="paragraph">
      <style:paragraph-properties fo:margin-right="0.8215in">
        <style:tab-stops>
          <style:tab-stop style:type="left" style:position="7.2847in"/>
        </style:tab-stops>
      </style:paragraph-properties>
    </style:style>
    <style:style style:name="P19" style:parent-style-name="Standard" style:family="paragraph">
      <style:paragraph-properties fo:margin-right="0.8215in">
        <style:tab-stops>
          <style:tab-stop style:type="left" style:position="7.2847in"/>
        </style:tab-stops>
      </style:paragraph-properties>
    </style:style>
    <style:style style:name="P20" style:parent-style-name="Standard" style:family="paragraph">
      <style:paragraph-properties fo:margin-right="0.8215in">
        <style:tab-stops>
          <style:tab-stop style:type="left" style:position="7.2847in"/>
        </style:tab-stops>
      </style:paragraph-properties>
    </style:style>
    <style:style style:name="P21" style:parent-style-name="Standard" style:family="paragraph">
      <style:paragraph-properties fo:margin-right="0.8215in">
        <style:tab-stops>
          <style:tab-stop style:type="left" style:position="7.2847in"/>
        </style:tab-stops>
      </style:paragraph-properties>
    </style:style>
    <style:style style:name="P22" style:parent-style-name="Standard" style:family="paragraph">
      <style:paragraph-properties>
        <style:tab-stops>
          <style:tab-stop style:type="left" style:position="7.2847in"/>
        </style:tab-stops>
      </style:paragraph-properties>
    </style:style>
    <style:style style:name="P23" style:parent-style-name="Standard" style:family="paragraph">
      <style:paragraph-properties fo:margin-right="0.8215in">
        <style:tab-stops>
          <style:tab-stop style:type="left" style:position="7.2847in"/>
        </style:tab-stops>
      </style:paragraph-properties>
    </style:style>
    <style:style style:name="P24" style:parent-style-name="Standard" style:family="paragraph">
      <style:paragraph-properties fo:margin-right="0.8215in">
        <style:tab-stops>
          <style:tab-stop style:type="left" style:position="7.2847in"/>
        </style:tab-stops>
      </style:paragraph-properties>
    </style:style>
    <style:style style:name="P25" style:parent-style-name="Standard" style:family="paragraph">
      <style:paragraph-properties fo:margin-right="0.8215in">
        <style:tab-stops>
          <style:tab-stop style:type="left" style:position="7.2847in"/>
        </style:tab-stops>
      </style:paragraph-properties>
    </style:style>
    <style:style style:name="P26" style:parent-style-name="Standard" style:family="paragraph">
      <style:paragraph-properties fo:margin-right="0.8215in">
        <style:tab-stops>
          <style:tab-stop style:type="left" style:position="7.2847in"/>
        </style:tab-stops>
      </style:paragraph-properties>
    </style:style>
    <style:style style:name="P27" style:parent-style-name="Standard" style:family="paragraph">
      <style:paragraph-properties fo:margin-right="0.8215in">
        <style:tab-stops>
          <style:tab-stop style:type="left" style:position="7.2847in"/>
        </style:tab-stops>
      </style:paragraph-properties>
    </style:style>
    <style:style style:name="P28" style:parent-style-name="Standard" style:family="paragraph">
      <style:paragraph-properties fo:margin-right="0.8215in">
        <style:tab-stops>
          <style:tab-stop style:type="left" style:position="7.2847in"/>
        </style:tab-stops>
      </style:paragraph-properties>
    </style:style>
    <style:style style:name="P29" style:parent-style-name="Standard" style:family="paragraph">
      <style:paragraph-properties fo:margin-right="0.8215in">
        <style:tab-stops>
          <style:tab-stop style:type="left" style:position="7.2847in"/>
        </style:tab-stops>
      </style:paragraph-properties>
    </style:style>
    <style:style style:name="P30" style:parent-style-name="Standard" style:family="paragraph">
      <style:paragraph-properties>
        <style:tab-stops>
          <style:tab-stop style:type="left" style:position="7.2847in"/>
        </style:tab-stops>
      </style:paragraph-properties>
    </style:style>
    <style:style style:name="P31" style:parent-style-name="Standard" style:family="paragraph">
      <style:paragraph-properties fo:margin-right="0.8215in">
        <style:tab-stops>
          <style:tab-stop style:type="left" style:position="7.2847in"/>
        </style:tab-stops>
      </style:paragraph-properties>
    </style:style>
    <style:style style:name="P32" style:parent-style-name="Standard" style:family="paragraph">
      <style:paragraph-properties>
        <style:tab-stops>
          <style:tab-stop style:type="left" style:position="7.2847in"/>
        </style:tab-stops>
      </style:paragraph-properties>
    </style:style>
    <style:style style:name="P33" style:parent-style-name="Standard" style:family="paragraph">
      <style:paragraph-properties fo:margin-right="0.8215in">
        <style:tab-stops>
          <style:tab-stop style:type="left" style:position="7.2847in"/>
        </style:tab-stops>
      </style:paragraph-properties>
    </style:style>
    <style:style style:name="P34" style:parent-style-name="Standard" style:family="paragraph">
      <style:paragraph-properties fo:margin-right="0.8215in">
        <style:tab-stops>
          <style:tab-stop style:type="left" style:position="7.2847in"/>
        </style:tab-stops>
      </style:paragraph-properties>
    </style:style>
    <style:style style:name="P35" style:parent-style-name="Standard" style:family="paragraph">
      <style:paragraph-properties>
        <style:tab-stops>
          <style:tab-stop style:type="left" style:position="7.2847in"/>
        </style:tab-stops>
      </style:paragraph-properties>
    </style:style>
    <style:style style:name="P36" style:parent-style-name="Standard" style:family="paragraph">
      <style:paragraph-properties>
        <style:tab-stops>
          <style:tab-stop style:type="left" style:position="7.2847in"/>
        </style:tab-stops>
      </style:paragraph-properties>
    </style:style>
    <style:style style:name="P37" style:parent-style-name="Standard" style:family="paragraph">
      <style:paragraph-properties fo:margin-right="0.8215in">
        <style:tab-stops>
          <style:tab-stop style:type="left" style:position="7.2847in"/>
        </style:tab-stops>
      </style:paragraph-properties>
    </style:style>
    <style:style style:name="P38" style:parent-style-name="Standard" style:family="paragraph">
      <style:paragraph-properties>
        <style:tab-stops>
          <style:tab-stop style:type="left" style:position="7.2847in"/>
        </style:tab-stops>
      </style:paragraph-properties>
    </style:style>
    <style:style style:name="P39" style:parent-style-name="Standard" style:family="paragraph">
      <style:paragraph-properties fo:margin-right="0.8215in">
        <style:tab-stops>
          <style:tab-stop style:type="left" style:position="7.2847in"/>
        </style:tab-stops>
      </style:paragraph-properties>
    </style:style>
    <style:style style:name="T40" style:parent-style-name="DefaultParagraphFont" style:family="text">
      <style:text-properties style:font-name="Symbol"/>
    </style:style>
    <style:style style:name="P41" style:parent-style-name="Standard" style:family="paragraph">
      <style:paragraph-properties>
        <style:tab-stops>
          <style:tab-stop style:type="left" style:position="7.2847in"/>
        </style:tab-stops>
      </style:paragraph-properties>
    </style:style>
    <style:style style:name="P42" style:parent-style-name="Standard" style:family="paragraph">
      <style:paragraph-properties fo:margin-right="0.8215in">
        <style:tab-stops>
          <style:tab-stop style:type="left" style:position="7.2847in"/>
        </style:tab-stops>
      </style:paragraph-properties>
    </style:style>
    <style:style style:name="T43" style:parent-style-name="DefaultParagraphFont" style:family="text">
      <style:text-properties style:font-name="Symbol"/>
    </style:style>
    <style:style style:name="P44" style:parent-style-name="Standard" style:family="paragraph">
      <style:paragraph-properties>
        <style:tab-stops>
          <style:tab-stop style:type="left" style:position="7.2847in"/>
        </style:tab-stops>
      </style:paragraph-properties>
    </style:style>
    <style:style style:name="P45" style:parent-style-name="Standard" style:family="paragraph">
      <style:paragraph-properties fo:margin-right="0.8215in">
        <style:tab-stops>
          <style:tab-stop style:type="left" style:position="7.2847in"/>
        </style:tab-stops>
      </style:paragraph-properties>
    </style:style>
    <style:style style:name="T46" style:parent-style-name="DefaultParagraphFont" style:family="text">
      <style:text-properties style:font-name="Symbol"/>
    </style:style>
    <style:style style:name="P47" style:parent-style-name="Standard" style:family="paragraph">
      <style:paragraph-properties>
        <style:tab-stops>
          <style:tab-stop style:type="left" style:position="7.2847in"/>
        </style:tab-stops>
      </style:paragraph-properties>
    </style:style>
    <style:style style:name="P48" style:parent-style-name="Standard" style:family="paragraph">
      <style:paragraph-properties fo:margin-right="0.8215in">
        <style:tab-stops>
          <style:tab-stop style:type="left" style:position="7.2847in"/>
        </style:tab-stops>
      </style:paragraph-properties>
    </style:style>
    <style:style style:name="T49" style:parent-style-name="DefaultParagraphFont" style:family="text">
      <style:text-properties style:font-name="Symbol"/>
    </style:style>
    <style:style style:name="P50" style:parent-style-name="Standard" style:family="paragraph">
      <style:paragraph-properties fo:margin-right="0.8215in">
        <style:tab-stops>
          <style:tab-stop style:type="left" style:position="7.2847in"/>
        </style:tab-stops>
      </style:paragraph-properties>
    </style:style>
    <style:style style:name="P51" style:parent-style-name="Standard" style:family="paragraph">
      <style:paragraph-properties>
        <style:tab-stops>
          <style:tab-stop style:type="left" style:position="7.2847in"/>
        </style:tab-stops>
      </style:paragraph-properties>
    </style:style>
    <style:style style:name="P52" style:parent-style-name="Standard" style:family="paragraph">
      <style:paragraph-properties fo:margin-right="0.8215in">
        <style:tab-stops>
          <style:tab-stop style:type="left" style:position="7.2847in"/>
        </style:tab-stops>
      </style:paragraph-properties>
    </style:style>
    <style:style style:name="T53" style:parent-style-name="DefaultParagraphFont" style:family="text">
      <style:text-properties style:font-name="Symbol"/>
    </style:style>
    <style:style style:name="P54" style:parent-style-name="Standard" style:family="paragraph">
      <style:paragraph-properties>
        <style:tab-stops>
          <style:tab-stop style:type="left" style:position="7.2847in"/>
        </style:tab-stops>
      </style:paragraph-properties>
    </style:style>
    <style:style style:name="P55" style:parent-style-name="Standard" style:family="paragraph">
      <style:paragraph-properties fo:margin-right="0.8215in">
        <style:tab-stops>
          <style:tab-stop style:type="left" style:position="7.2847in"/>
        </style:tab-stops>
      </style:paragraph-properties>
    </style:style>
    <style:style style:name="T56" style:parent-style-name="DefaultParagraphFont" style:family="text">
      <style:text-properties style:font-name="Symbol"/>
    </style:style>
    <style:style style:name="P57" style:parent-style-name="Standard" style:family="paragraph">
      <style:paragraph-properties>
        <style:tab-stops>
          <style:tab-stop style:type="left" style:position="7.2847in"/>
        </style:tab-stops>
      </style:paragraph-properties>
    </style:style>
    <style:style style:name="P58" style:parent-style-name="Standard" style:family="paragraph">
      <style:paragraph-properties fo:margin-right="0.8215in">
        <style:tab-stops>
          <style:tab-stop style:type="left" style:position="7.2847in"/>
        </style:tab-stops>
      </style:paragraph-properties>
    </style:style>
    <style:style style:name="T59" style:parent-style-name="DefaultParagraphFont" style:family="text">
      <style:text-properties style:font-name="Symbol"/>
    </style:style>
    <style:style style:name="P60" style:parent-style-name="Standard" style:family="paragraph">
      <style:paragraph-properties>
        <style:tab-stops>
          <style:tab-stop style:type="left" style:position="7.2847in"/>
        </style:tab-stops>
      </style:paragraph-properties>
    </style:style>
    <style:style style:name="P61" style:parent-style-name="Standard" style:family="paragraph">
      <style:paragraph-properties fo:margin-right="0.8215in">
        <style:tab-stops>
          <style:tab-stop style:type="left" style:position="7.2847in"/>
        </style:tab-stops>
      </style:paragraph-properties>
    </style:style>
    <style:style style:name="P62" style:parent-style-name="Standard" style:family="paragraph">
      <style:paragraph-properties>
        <style:tab-stops>
          <style:tab-stop style:type="left" style:position="7.2847in"/>
        </style:tab-stops>
      </style:paragraph-properties>
    </style:style>
    <style:style style:name="P63" style:parent-style-name="Standard" style:family="paragraph">
      <style:paragraph-properties fo:margin-right="0.8215in">
        <style:tab-stops>
          <style:tab-stop style:type="left" style:position="7.2847in"/>
        </style:tab-stops>
      </style:paragraph-properties>
    </style:style>
    <style:style style:name="T64" style:parent-style-name="DefaultParagraphFont" style:family="text">
      <style:text-properties style:font-name="Symbol"/>
    </style:style>
    <style:style style:name="P65" style:parent-style-name="Standard" style:family="paragraph">
      <style:paragraph-properties>
        <style:tab-stops>
          <style:tab-stop style:type="left" style:position="7.2847in"/>
        </style:tab-stops>
      </style:paragraph-properties>
    </style:style>
    <style:style style:name="P66" style:parent-style-name="Standard" style:family="paragraph">
      <style:paragraph-properties fo:margin-right="0.8215in">
        <style:tab-stops>
          <style:tab-stop style:type="left" style:position="7.2847in"/>
        </style:tab-stops>
      </style:paragraph-properties>
    </style:style>
    <style:style style:name="T67" style:parent-style-name="DefaultParagraphFont" style:family="text">
      <style:text-properties style:font-name="Symbol"/>
    </style:style>
    <style:style style:name="P68" style:parent-style-name="Standard" style:family="paragraph">
      <style:paragraph-properties>
        <style:tab-stops>
          <style:tab-stop style:type="left" style:position="7.2847in"/>
        </style:tab-stops>
      </style:paragraph-properties>
    </style:style>
    <style:style style:name="P69" style:parent-style-name="Standard" style:family="paragraph">
      <style:paragraph-properties fo:margin-right="0.8215in">
        <style:tab-stops>
          <style:tab-stop style:type="left" style:position="7.2847in"/>
        </style:tab-stops>
      </style:paragraph-properties>
    </style:style>
    <style:style style:name="T70" style:parent-style-name="DefaultParagraphFont" style:family="text">
      <style:text-properties style:font-name="Symbol"/>
    </style:style>
    <style:style style:name="P71" style:parent-style-name="Standard" style:family="paragraph">
      <style:paragraph-properties>
        <style:tab-stops>
          <style:tab-stop style:type="left" style:position="7.2847in"/>
        </style:tab-stops>
      </style:paragraph-properties>
    </style:style>
    <style:style style:name="P72" style:parent-style-name="Standard" style:family="paragraph">
      <style:paragraph-properties fo:margin-right="0.8215in">
        <style:tab-stops>
          <style:tab-stop style:type="left" style:position="7.2847in"/>
        </style:tab-stops>
      </style:paragraph-properties>
    </style:style>
    <style:style style:name="T73" style:parent-style-name="DefaultParagraphFont" style:family="text">
      <style:text-properties style:font-name="Symbol"/>
    </style:style>
    <style:style style:name="P74" style:parent-style-name="Standard" style:family="paragraph">
      <style:paragraph-properties>
        <style:tab-stops>
          <style:tab-stop style:type="left" style:position="7.2847in"/>
        </style:tab-stops>
      </style:paragraph-properties>
      <style:text-properties style:font-name="Symbol"/>
    </style:style>
    <style:style style:name="P75" style:parent-style-name="Standard" style:family="paragraph">
      <style:paragraph-properties fo:margin-right="0.8215in">
        <style:tab-stops>
          <style:tab-stop style:type="left" style:position="7.2847in"/>
        </style:tab-stops>
      </style:paragraph-properties>
    </style:style>
    <style:style style:name="T76" style:parent-style-name="DefaultParagraphFont" style:family="text">
      <style:text-properties style:font-name="Symbol"/>
    </style:style>
    <style:style style:name="P77" style:parent-style-name="Standard" style:family="paragraph">
      <style:paragraph-properties>
        <style:tab-stops>
          <style:tab-stop style:type="left" style:position="7.2847in"/>
        </style:tab-stops>
      </style:paragraph-properties>
    </style:style>
    <style:style style:name="P78" style:parent-style-name="Standard" style:family="paragraph">
      <style:paragraph-properties fo:margin-right="0.8215in">
        <style:tab-stops>
          <style:tab-stop style:type="left" style:position="7.2847in"/>
        </style:tab-stops>
      </style:paragraph-properties>
    </style:style>
    <style:style style:name="T79" style:parent-style-name="DefaultParagraphFont" style:family="text">
      <style:text-properties style:font-name="Symbol"/>
    </style:style>
    <style:style style:name="P80" style:parent-style-name="Standard" style:family="paragraph">
      <style:paragraph-properties>
        <style:tab-stops>
          <style:tab-stop style:type="left" style:position="7.2847in"/>
        </style:tab-stops>
      </style:paragraph-properties>
      <style:text-properties style:font-name="Symbol"/>
    </style:style>
    <style:style style:name="P81" style:parent-style-name="Standard" style:family="paragraph">
      <style:paragraph-properties fo:margin-right="0.8215in">
        <style:tab-stops>
          <style:tab-stop style:type="left" style:position="7.2847in"/>
        </style:tab-stops>
      </style:paragraph-properties>
    </style:style>
    <style:style style:name="T82" style:parent-style-name="DefaultParagraphFont" style:family="text">
      <style:text-properties style:font-name="Symbol"/>
    </style:style>
    <style:style style:name="P83" style:parent-style-name="Standard" style:family="paragraph">
      <style:paragraph-properties>
        <style:tab-stops>
          <style:tab-stop style:type="left" style:position="7.2847in"/>
        </style:tab-stops>
      </style:paragraph-properties>
      <style:text-properties style:font-name="Symbol"/>
    </style:style>
    <style:style style:name="P84" style:parent-style-name="Standard" style:family="paragraph">
      <style:paragraph-properties fo:margin-right="0.8215in">
        <style:tab-stops>
          <style:tab-stop style:type="left" style:position="7.2847in"/>
        </style:tab-stops>
      </style:paragraph-properties>
    </style:style>
    <style:style style:name="T85" style:parent-style-name="DefaultParagraphFont" style:family="text">
      <style:text-properties style:font-name="Symbol"/>
    </style:style>
    <style:style style:name="P86" style:parent-style-name="Standard" style:family="paragraph">
      <style:paragraph-properties>
        <style:tab-stops>
          <style:tab-stop style:type="left" style:position="7.2847in"/>
        </style:tab-stops>
      </style:paragraph-properties>
    </style:style>
    <style:style style:name="P87" style:parent-style-name="Standard" style:family="paragraph">
      <style:paragraph-properties fo:margin-right="0.8215in">
        <style:tab-stops>
          <style:tab-stop style:type="left" style:position="7.2847in"/>
        </style:tab-stops>
      </style:paragraph-properties>
    </style:style>
    <style:style style:name="T88" style:parent-style-name="DefaultParagraphFont" style:family="text">
      <style:text-properties style:font-name="Symbol"/>
    </style:style>
    <style:style style:name="P89" style:parent-style-name="Standard" style:family="paragraph">
      <style:paragraph-properties>
        <style:tab-stops>
          <style:tab-stop style:type="left" style:position="7.2847in"/>
        </style:tab-stops>
      </style:paragraph-properties>
    </style:style>
    <style:style style:name="P90" style:parent-style-name="Standard" style:family="paragraph">
      <style:paragraph-properties fo:margin-right="0.8215in">
        <style:tab-stops>
          <style:tab-stop style:type="left" style:position="7.2847in"/>
        </style:tab-stops>
      </style:paragraph-properties>
    </style:style>
    <style:style style:name="P91" style:parent-style-name="Standard" style:family="paragraph">
      <style:paragraph-properties>
        <style:tab-stops>
          <style:tab-stop style:type="left" style:position="7.2847in"/>
        </style:tab-stops>
      </style:paragraph-properties>
    </style:style>
    <style:style style:name="P92" style:parent-style-name="Standard" style:family="paragraph">
      <style:paragraph-properties fo:margin-right="0.8215in">
        <style:tab-stops>
          <style:tab-stop style:type="left" style:position="7.2847in"/>
        </style:tab-stops>
      </style:paragraph-properties>
    </style:style>
    <style:style style:name="T93" style:parent-style-name="DefaultParagraphFont" style:family="text">
      <style:text-properties fo:font-size="16pt" style:font-size-asian="16pt"/>
    </style:style>
    <style:style style:name="P94" style:parent-style-name="Standard" style:family="paragraph">
      <style:paragraph-properties>
        <style:tab-stops>
          <style:tab-stop style:type="left" style:position="7.2847in"/>
        </style:tab-stops>
      </style:paragraph-properties>
      <style:text-properties fo:font-weight="bold" style:font-weight-asian="bold"/>
    </style:style>
    <style:style style:name="P95" style:parent-style-name="Standard" style:family="paragraph">
      <style:paragraph-properties fo:margin-right="0.8215in">
        <style:tab-stops>
          <style:tab-stop style:type="left" style:position="7.2847in"/>
        </style:tab-stops>
      </style:paragraph-properties>
    </style:style>
    <style:style style:name="T96" style:parent-style-name="DefaultParagraphFont" style:family="text">
      <style:text-properties fo:font-weight="bold" style:font-weight-asian="bold"/>
    </style:style>
    <style:style style:name="P97" style:parent-style-name="Standard" style:family="paragraph">
      <style:paragraph-properties>
        <style:tab-stops>
          <style:tab-stop style:type="left" style:position="7.2847in"/>
        </style:tab-stops>
      </style:paragraph-properties>
      <style:text-properties fo:font-style="italic" style:font-style-asian="italic"/>
    </style:style>
    <style:style style:name="P98" style:parent-style-name="Standard" style:family="paragraph">
      <style:paragraph-properties fo:margin-right="0.8215in">
        <style:tab-stops>
          <style:tab-stop style:type="left" style:position="7.2847in"/>
        </style:tab-stops>
      </style:paragraph-properties>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P101" style:parent-style-name="Standard" style:family="paragraph">
      <style:paragraph-properties>
        <style:tab-stops>
          <style:tab-stop style:type="left" style:position="7.2847in"/>
        </style:tab-stops>
      </style:paragraph-properties>
    </style:style>
    <style:style style:name="P102" style:parent-style-name="Standard" style:family="paragraph">
      <style:paragraph-properties fo:margin-right="0.8215in">
        <style:tab-stops>
          <style:tab-stop style:type="left" style:position="7.2847in"/>
        </style:tab-stops>
      </style:paragraph-properties>
    </style:style>
    <style:style style:name="P103" style:parent-style-name="Standard" style:family="paragraph">
      <style:paragraph-properties>
        <style:tab-stops>
          <style:tab-stop style:type="left" style:position="7.2847in"/>
        </style:tab-stops>
      </style:paragraph-properties>
    </style:style>
    <style:style style:name="P104" style:parent-style-name="Standard" style:family="paragraph">
      <style:paragraph-properties fo:margin-right="0.8215in">
        <style:tab-stops>
          <style:tab-stop style:type="left" style:position="7.2847in"/>
        </style:tab-stops>
      </style:paragraph-properties>
    </style:style>
    <style:style style:name="T105" style:parent-style-name="DefaultParagraphFont" style:family="text">
      <style:text-properties fo:font-style="italic" style:font-style-asian="italic"/>
    </style:style>
    <style:style style:name="P106" style:parent-style-name="Standard" style:family="paragraph">
      <style:paragraph-properties>
        <style:tab-stops>
          <style:tab-stop style:type="left" style:position="7.2847in"/>
        </style:tab-stops>
      </style:paragraph-properties>
      <style:text-properties fo:font-style="italic" style:font-style-asian="italic"/>
    </style:style>
    <style:style style:name="P107" style:parent-style-name="Standard" style:family="paragraph">
      <style:paragraph-properties fo:margin-right="0.8215in">
        <style:tab-stops>
          <style:tab-stop style:type="left" style:position="7.2847in"/>
        </style:tab-stops>
      </style:paragraph-properties>
    </style:style>
    <style:style style:name="P108" style:parent-style-name="Standard" style:family="paragraph">
      <style:paragraph-properties fo:margin-right="0.8215in">
        <style:tab-stops>
          <style:tab-stop style:type="left" style:position="7.2847in"/>
        </style:tab-stops>
      </style:paragraph-properties>
    </style:style>
    <style:style style:name="P109" style:parent-style-name="Standard" style:family="paragraph">
      <style:paragraph-properties fo:margin-right="0.8215in">
        <style:tab-stops>
          <style:tab-stop style:type="left" style:position="7.2847in"/>
        </style:tab-stops>
      </style:paragraph-properties>
    </style:style>
    <style:style style:name="P110" style:parent-style-name="Standard" style:family="paragraph">
      <style:paragraph-properties>
        <style:tab-stops>
          <style:tab-stop style:type="left" style:position="7.2847in"/>
        </style:tab-stops>
      </style:paragraph-properties>
    </style:style>
    <style:style style:name="P111" style:parent-style-name="Standard" style:family="paragraph">
      <style:paragraph-properties fo:margin-right="0.8215in">
        <style:tab-stops>
          <style:tab-stop style:type="left" style:position="7.2847in"/>
        </style:tab-stops>
      </style:paragraph-properties>
    </style:style>
    <style:style style:name="P112" style:parent-style-name="Standard" style:family="paragraph">
      <style:paragraph-properties>
        <style:tab-stops>
          <style:tab-stop style:type="left" style:position="7.2847in"/>
        </style:tab-stops>
      </style:paragraph-properties>
      <style:text-properties fo:font-style="italic" style:font-style-asian="italic"/>
    </style:style>
    <style:style style:name="P113" style:parent-style-name="Standard" style:family="paragraph">
      <style:paragraph-properties fo:margin-right="0.8215in">
        <style:tab-stops>
          <style:tab-stop style:type="left" style:position="7.2847in"/>
        </style:tab-stops>
      </style:paragraph-properties>
    </style:style>
    <style:style style:name="T114" style:parent-style-name="DefaultParagraphFont" style:family="text">
      <style:text-properties fo:font-style="italic" style:font-style-asian="italic"/>
    </style:style>
    <style:style style:name="P115" style:parent-style-name="Standard" style:family="paragraph">
      <style:paragraph-properties>
        <style:tab-stops>
          <style:tab-stop style:type="left" style:position="7.2847in"/>
        </style:tab-stops>
      </style:paragraph-properties>
    </style:style>
    <style:style style:name="P116" style:parent-style-name="Standard" style:family="paragraph">
      <style:paragraph-properties fo:margin-right="0.8215in">
        <style:tab-stops>
          <style:tab-stop style:type="left" style:position="7.2847in"/>
        </style:tab-stops>
      </style:paragraph-properties>
    </style:style>
    <style:style style:name="P117" style:parent-style-name="Standard" style:family="paragraph">
      <style:paragraph-properties fo:margin-right="0.8215in">
        <style:tab-stops>
          <style:tab-stop style:type="left" style:position="7.2847in"/>
        </style:tab-stops>
      </style:paragraph-properties>
    </style:style>
    <style:style style:name="P118" style:parent-style-name="Standard" style:family="paragraph">
      <style:paragraph-properties fo:margin-right="0.8215in">
        <style:tab-stops>
          <style:tab-stop style:type="left" style:position="7.2847in"/>
        </style:tab-stops>
      </style:paragraph-properties>
    </style:style>
    <style:style style:name="P119" style:parent-style-name="Standard" style:family="paragraph">
      <style:paragraph-properties>
        <style:tab-stops>
          <style:tab-stop style:type="left" style:position="7.2847in"/>
        </style:tab-stops>
      </style:paragraph-properties>
    </style:style>
    <style:style style:name="P120" style:parent-style-name="Standard" style:family="paragraph">
      <style:paragraph-properties fo:margin-right="0.8215in">
        <style:tab-stops>
          <style:tab-stop style:type="left" style:position="7.2847in"/>
        </style:tab-stops>
      </style:paragraph-properties>
    </style:style>
    <style:style style:name="T121" style:parent-style-name="DefaultParagraphFont" style:family="text">
      <style:text-properties fo:font-weight="bold" style:font-weight-asian="bold"/>
    </style:style>
    <style:style style:name="P122" style:parent-style-name="Standard" style:family="paragraph">
      <style:paragraph-properties>
        <style:tab-stops>
          <style:tab-stop style:type="left" style:position="7.2847in"/>
        </style:tab-stops>
      </style:paragraph-properties>
      <style:text-properties fo:font-weight="bold" style:font-weight-asian="bold"/>
    </style:style>
    <style:style style:name="P123" style:parent-style-name="Standard" style:family="paragraph">
      <style:paragraph-properties fo:margin-right="0.8215in">
        <style:tab-stops>
          <style:tab-stop style:type="left" style:position="7.2847in"/>
        </style:tab-stops>
      </style:paragraph-properties>
    </style:style>
    <style:style style:name="P124" style:parent-style-name="Standard" style:family="paragraph">
      <style:paragraph-properties>
        <style:tab-stops>
          <style:tab-stop style:type="left" style:position="7.2847in"/>
        </style:tab-stops>
      </style:paragraph-properties>
    </style:style>
    <style:style style:name="P125" style:parent-style-name="Standard" style:family="paragraph">
      <style:paragraph-properties fo:margin-right="0.8215in">
        <style:tab-stops>
          <style:tab-stop style:type="left" style:position="7.2847in"/>
        </style:tab-stops>
      </style:paragraph-properties>
    </style:style>
    <style:style style:name="T126" style:parent-style-name="DefaultParagraphFont" style:family="text">
      <style:text-properties fo:font-weight="bold" style:font-weight-asian="bold"/>
    </style:style>
    <style:style style:name="P127" style:parent-style-name="Standard" style:family="paragraph">
      <style:paragraph-properties>
        <style:tab-stops>
          <style:tab-stop style:type="left" style:position="7.2847in"/>
        </style:tab-stops>
      </style:paragraph-properties>
    </style:style>
    <style:style style:name="P128" style:parent-style-name="Standard" style:family="paragraph">
      <style:paragraph-properties fo:margin-right="0.8215in">
        <style:tab-stops>
          <style:tab-stop style:type="left" style:position="7.2847in"/>
        </style:tab-stops>
      </style:paragraph-properties>
    </style:style>
    <style:style style:name="P129" style:parent-style-name="Standard" style:family="paragraph">
      <style:paragraph-properties>
        <style:tab-stops>
          <style:tab-stop style:type="left" style:position="7.2847in"/>
        </style:tab-stops>
      </style:paragraph-properties>
      <style:text-properties fo:font-size="16pt" style:font-size-asian="16pt"/>
    </style:style>
    <style:style style:name="P130" style:parent-style-name="Standard" style:family="paragraph">
      <style:paragraph-properties fo:margin-right="0.8215in">
        <style:tab-stops>
          <style:tab-stop style:type="left" style:position="7.2847in"/>
        </style:tab-stops>
      </style:paragraph-properties>
    </style:style>
    <style:style style:name="T131" style:parent-style-name="DefaultParagraphFont" style:family="text">
      <style:text-properties fo:font-size="16pt" style:font-size-asian="16pt"/>
    </style:style>
    <style:style style:name="P132" style:parent-style-name="Standard" style:family="paragraph">
      <style:paragraph-properties>
        <style:tab-stops>
          <style:tab-stop style:type="left" style:position="7.2847in"/>
        </style:tab-stops>
      </style:paragraph-properties>
    </style:style>
    <style:style style:name="P133" style:parent-style-name="Standard" style:family="paragraph">
      <style:paragraph-properties fo:margin-right="0.8215in">
        <style:tab-stops>
          <style:tab-stop style:type="left" style:position="7.2847in"/>
        </style:tab-stops>
      </style:paragraph-properties>
    </style:style>
    <style:style style:name="P134" style:parent-style-name="Standard" style:family="paragraph">
      <style:paragraph-properties fo:margin-right="0.8215in">
        <style:tab-stops>
          <style:tab-stop style:type="left" style:position="7.2847in"/>
        </style:tab-stops>
      </style:paragraph-properties>
    </style:style>
    <style:style style:name="P135" style:parent-style-name="Standard" style:family="paragraph">
      <style:paragraph-properties>
        <style:tab-stops>
          <style:tab-stop style:type="left" style:position="7.2847in"/>
        </style:tab-stops>
      </style:paragraph-properties>
    </style:style>
    <style:style style:name="P136" style:parent-style-name="Standard" style:family="paragraph">
      <style:paragraph-properties fo:margin-right="0.8215in">
        <style:tab-stops>
          <style:tab-stop style:type="left" style:position="7.2847in"/>
        </style:tab-stops>
      </style:paragraph-properties>
    </style:style>
    <style:style style:name="T137" style:parent-style-name="DefaultParagraphFont" style:family="text">
      <style:text-properties style:font-name="Symbol"/>
    </style:style>
    <style:style style:name="P138" style:parent-style-name="Standard" style:family="paragraph">
      <style:paragraph-properties fo:margin-right="0.8215in">
        <style:tab-stops>
          <style:tab-stop style:type="left" style:position="7.2847in"/>
        </style:tab-stops>
      </style:paragraph-properties>
    </style:style>
    <style:style style:name="P139" style:parent-style-name="Standard" style:family="paragraph">
      <style:paragraph-properties>
        <style:tab-stops>
          <style:tab-stop style:type="left" style:position="7.2847in"/>
        </style:tab-stops>
      </style:paragraph-properties>
    </style:style>
    <style:style style:name="P140" style:parent-style-name="Standard" style:family="paragraph">
      <style:paragraph-properties fo:margin-right="0.8215in">
        <style:tab-stops>
          <style:tab-stop style:type="left" style:position="7.2847in"/>
        </style:tab-stops>
      </style:paragraph-properties>
    </style:style>
    <style:style style:name="T141" style:parent-style-name="DefaultParagraphFont" style:family="text">
      <style:text-properties style:font-name="Symbol"/>
    </style:style>
    <style:style style:name="P142" style:parent-style-name="Standard" style:family="paragraph">
      <style:paragraph-properties fo:margin-right="0.8215in">
        <style:tab-stops>
          <style:tab-stop style:type="left" style:position="7.2847in"/>
        </style:tab-stops>
      </style:paragraph-properties>
    </style:style>
    <style:style style:name="P143" style:parent-style-name="Standard" style:family="paragraph">
      <style:paragraph-properties fo:margin-right="0.8215in">
        <style:tab-stops>
          <style:tab-stop style:type="left" style:position="7.2847in"/>
        </style:tab-stops>
      </style:paragraph-properties>
    </style:style>
    <style:style style:name="P144" style:parent-style-name="Standard" style:family="paragraph">
      <style:paragraph-properties>
        <style:tab-stops>
          <style:tab-stop style:type="left" style:position="7.2847in"/>
        </style:tab-stops>
      </style:paragraph-properties>
    </style:style>
    <style:style style:name="P145" style:parent-style-name="Standard" style:family="paragraph">
      <style:paragraph-properties fo:margin-right="0.8215in">
        <style:tab-stops>
          <style:tab-stop style:type="left" style:position="7.2847in"/>
        </style:tab-stops>
      </style:paragraph-properties>
    </style:style>
    <style:style style:name="P146" style:parent-style-name="Standard" style:family="paragraph">
      <style:paragraph-properties fo:margin-right="0.8215in">
        <style:tab-stops>
          <style:tab-stop style:type="left" style:position="7.2847in"/>
        </style:tab-stops>
      </style:paragraph-properties>
    </style:style>
    <style:style style:name="P147" style:parent-style-name="Standard" style:family="paragraph">
      <style:paragraph-properties fo:margin-right="0.8215in">
        <style:tab-stops>
          <style:tab-stop style:type="left" style:position="7.2847in"/>
        </style:tab-stops>
      </style:paragraph-properties>
    </style:style>
    <style:style style:name="P148" style:parent-style-name="Standard" style:family="paragraph">
      <style:paragraph-properties fo:margin-right="0.8215in">
        <style:tab-stops>
          <style:tab-stop style:type="left" style:position="7.2847in"/>
        </style:tab-stops>
      </style:paragraph-properties>
    </style:style>
    <style:style style:name="P149" style:parent-style-name="Standard" style:family="paragraph">
      <style:paragraph-properties>
        <style:tab-stops>
          <style:tab-stop style:type="left" style:position="7.2847in"/>
        </style:tab-stops>
      </style:paragraph-properties>
    </style:style>
    <style:style style:name="P150" style:parent-style-name="Standard" style:family="paragraph">
      <style:paragraph-properties fo:margin-right="0.8215in">
        <style:tab-stops>
          <style:tab-stop style:type="left" style:position="7.2847in"/>
        </style:tab-stops>
      </style:paragraph-properties>
    </style:style>
    <style:style style:name="T151" style:parent-style-name="DefaultParagraphFont" style:family="text">
      <style:text-properties fo:font-size="16pt" style:font-size-asian="16pt"/>
    </style:style>
    <style:style style:name="P152" style:parent-style-name="Standard" style:family="paragraph">
      <style:paragraph-properties>
        <style:tab-stops>
          <style:tab-stop style:type="left" style:position="7.2847in"/>
        </style:tab-stops>
      </style:paragraph-properties>
      <style:text-properties fo:font-size="16pt" style:font-size-asian="16pt"/>
    </style:style>
    <style:style style:name="P153" style:parent-style-name="Standard" style:family="paragraph">
      <style:paragraph-properties fo:margin-right="0.8215in">
        <style:tab-stops>
          <style:tab-stop style:type="left" style:position="7.2847in"/>
        </style:tab-stops>
      </style:paragraph-properties>
    </style:style>
    <style:style style:name="P154" style:parent-style-name="Standard" style:family="paragraph">
      <style:paragraph-properties fo:margin-right="0.8215in">
        <style:tab-stops>
          <style:tab-stop style:type="left" style:position="7.2847in"/>
        </style:tab-stops>
      </style:paragraph-properties>
    </style:style>
    <style:style style:name="P155" style:parent-style-name="Standard" style:family="paragraph">
      <style:paragraph-properties fo:margin-right="0.8215in">
        <style:tab-stops>
          <style:tab-stop style:type="left" style:position="7.2847in"/>
        </style:tab-stops>
      </style:paragraph-properties>
    </style:style>
    <style:style style:name="P156" style:parent-style-name="Standard" style:family="paragraph">
      <style:paragraph-properties>
        <style:tab-stops>
          <style:tab-stop style:type="left" style:position="7.2847in"/>
        </style:tab-stops>
      </style:paragraph-properties>
    </style:style>
    <style:style style:name="P157" style:parent-style-name="Standard" style:family="paragraph">
      <style:paragraph-properties fo:margin-right="0.8215in">
        <style:tab-stops>
          <style:tab-stop style:type="left" style:position="7.2847in"/>
        </style:tab-stops>
      </style:paragraph-properties>
    </style:style>
    <style:style style:name="T158" style:parent-style-name="DefaultParagraphFont" style:family="text">
      <style:text-properties fo:font-size="16pt" style:font-size-asian="16pt"/>
    </style:style>
    <style:style style:name="P159" style:parent-style-name="Standard" style:family="paragraph">
      <style:paragraph-properties>
        <style:tab-stops>
          <style:tab-stop style:type="left" style:position="7.2847in"/>
        </style:tab-stops>
      </style:paragraph-properties>
      <style:text-properties fo:font-size="16pt" style:font-size-asian="16pt"/>
    </style:style>
    <style:style style:name="P160" style:parent-style-name="Standard" style:family="paragraph">
      <style:paragraph-properties fo:margin-right="0.8215in">
        <style:tab-stops>
          <style:tab-stop style:type="left" style:position="7.2847in"/>
        </style:tab-stops>
      </style:paragraph-properties>
    </style:style>
    <style:style style:name="T161" style:parent-style-name="DefaultParagraphFont" style:family="text">
      <style:text-properties fo:font-weight="bold" style:font-weight-asian="bold"/>
    </style:style>
    <style:style style:name="P162" style:parent-style-name="Standard" style:family="paragraph">
      <style:paragraph-properties>
        <style:tab-stops>
          <style:tab-stop style:type="left" style:position="7.2847in"/>
        </style:tab-stops>
      </style:paragraph-properties>
    </style:style>
    <style:style style:name="P163" style:parent-style-name="Standard" style:family="paragraph">
      <style:paragraph-properties fo:margin-right="0.8215in">
        <style:tab-stops>
          <style:tab-stop style:type="left" style:position="7.2847in"/>
        </style:tab-stops>
      </style:paragraph-properties>
    </style:style>
    <style:style style:name="P164" style:parent-style-name="Standard" style:family="paragraph">
      <style:paragraph-properties fo:margin-right="0.8215in">
        <style:tab-stops>
          <style:tab-stop style:type="left" style:position="7.2847in"/>
        </style:tab-stops>
      </style:paragraph-properties>
    </style:style>
    <style:style style:name="P165" style:parent-style-name="Standard" style:family="paragraph">
      <style:paragraph-properties>
        <style:tab-stops>
          <style:tab-stop style:type="left" style:position="7.2847in"/>
        </style:tab-stops>
      </style:paragraph-properties>
    </style:style>
    <style:style style:name="P166" style:parent-style-name="Standard" style:family="paragraph">
      <style:paragraph-properties fo:margin-right="0.8215in">
        <style:tab-stops>
          <style:tab-stop style:type="left" style:position="7.2847in"/>
        </style:tab-stops>
      </style:paragraph-properties>
    </style:style>
    <style:style style:name="T167" style:parent-style-name="DefaultParagraphFont" style:family="text">
      <style:text-properties fo:font-weight="bold" style:font-weight-asian="bold"/>
    </style:style>
    <style:style style:name="P168" style:parent-style-name="Standard" style:family="paragraph">
      <style:paragraph-properties>
        <style:tab-stops>
          <style:tab-stop style:type="left" style:position="7.2847in"/>
        </style:tab-stops>
      </style:paragraph-properties>
      <style:text-properties fo:font-weight="bold" style:font-weight-asian="bold"/>
    </style:style>
    <style:style style:name="P169" style:parent-style-name="Standard" style:family="paragraph">
      <style:paragraph-properties fo:margin-right="0.8215in">
        <style:tab-stops>
          <style:tab-stop style:type="left" style:position="7.2847in"/>
        </style:tab-stops>
      </style:paragraph-properties>
    </style:style>
    <style:style style:name="P170" style:parent-style-name="Standard" style:family="paragraph">
      <style:paragraph-properties fo:margin-right="0.8215in">
        <style:tab-stops>
          <style:tab-stop style:type="left" style:position="7.2847in"/>
        </style:tab-stops>
      </style:paragraph-properties>
    </style:style>
    <style:style style:name="P171" style:parent-style-name="Standard" style:family="paragraph">
      <style:paragraph-properties>
        <style:tab-stops>
          <style:tab-stop style:type="left" style:position="7.2847in"/>
        </style:tab-stops>
      </style:paragraph-properties>
    </style:style>
    <style:style style:name="P172" style:parent-style-name="Standard" style:family="paragraph">
      <style:paragraph-properties fo:margin-right="0.8215in">
        <style:tab-stops>
          <style:tab-stop style:type="left" style:position="7.2847in"/>
        </style:tab-stops>
      </style:paragraph-properties>
    </style:style>
    <style:style style:name="P173" style:parent-style-name="Standard" style:family="paragraph">
      <style:paragraph-properties fo:margin-right="0.8215in">
        <style:tab-stops>
          <style:tab-stop style:type="left" style:position="7.2847in"/>
        </style:tab-stops>
      </style:paragraph-properties>
    </style:style>
    <style:style style:name="P174" style:parent-style-name="Standard" style:family="paragraph">
      <style:paragraph-properties fo:margin-right="0.8215in">
        <style:tab-stops>
          <style:tab-stop style:type="left" style:position="7.2847in"/>
        </style:tab-stops>
      </style:paragraph-properties>
    </style:style>
    <style:style style:name="P175" style:parent-style-name="Standard" style:family="paragraph">
      <style:paragraph-properties fo:margin-right="0.8215in">
        <style:tab-stops>
          <style:tab-stop style:type="left" style:position="7.2847in"/>
        </style:tab-stops>
      </style:paragraph-properties>
    </style:style>
    <style:style style:name="P176" style:parent-style-name="Standard" style:family="paragraph">
      <style:paragraph-properties>
        <style:tab-stops>
          <style:tab-stop style:type="left" style:position="7.2847in"/>
        </style:tab-stops>
      </style:paragraph-properties>
    </style:style>
    <style:style style:name="P177" style:parent-style-name="Standard" style:family="paragraph">
      <style:paragraph-properties fo:margin-right="0.8215in">
        <style:tab-stops>
          <style:tab-stop style:type="left" style:position="7.2847in"/>
        </style:tab-stops>
      </style:paragraph-properties>
    </style:style>
    <style:style style:name="P178" style:parent-style-name="Standard" style:family="paragraph">
      <style:paragraph-properties fo:margin-right="0.8215in">
        <style:tab-stops>
          <style:tab-stop style:type="left" style:position="7.2847in"/>
        </style:tab-stops>
      </style:paragraph-properties>
    </style:style>
    <style:style style:name="P179" style:parent-style-name="Standard" style:family="paragraph">
      <style:paragraph-properties fo:margin-right="0.8215in">
        <style:tab-stops>
          <style:tab-stop style:type="left" style:position="7.2847in"/>
        </style:tab-stops>
      </style:paragraph-properties>
    </style:style>
    <style:style style:name="P180" style:parent-style-name="Standard" style:family="paragraph">
      <style:paragraph-properties fo:margin-right="0.8215in">
        <style:tab-stops>
          <style:tab-stop style:type="left" style:position="7.2847in"/>
        </style:tab-stops>
      </style:paragraph-properties>
    </style:style>
    <style:style style:name="P181" style:parent-style-name="Standard" style:family="paragraph">
      <style:paragraph-properties>
        <style:tab-stops>
          <style:tab-stop style:type="left" style:position="7.2847in"/>
        </style:tab-stops>
      </style:paragraph-properties>
    </style:style>
    <style:style style:name="P182" style:parent-style-name="Standard" style:family="paragraph">
      <style:paragraph-properties fo:margin-right="0.8215in">
        <style:tab-stops>
          <style:tab-stop style:type="left" style:position="7.2847in"/>
        </style:tab-stops>
      </style:paragraph-properties>
    </style:style>
    <style:style style:name="T183" style:parent-style-name="DefaultParagraphFont" style:family="text">
      <style:text-properties fo:font-size="16pt" style:font-size-asian="16pt"/>
    </style:style>
    <style:style style:name="P184" style:parent-style-name="Standard" style:family="paragraph">
      <style:paragraph-properties>
        <style:tab-stops>
          <style:tab-stop style:type="left" style:position="7.2847in"/>
        </style:tab-stops>
      </style:paragraph-properties>
      <style:text-properties fo:font-size="16pt" style:font-size-asian="16pt"/>
    </style:style>
    <style:style style:name="P185" style:parent-style-name="Standard" style:family="paragraph">
      <style:paragraph-properties fo:margin-right="0.8215in">
        <style:tab-stops>
          <style:tab-stop style:type="left" style:position="7.2847in"/>
        </style:tab-stops>
      </style:paragraph-properties>
    </style:style>
    <style:style style:name="P186" style:parent-style-name="Standard" style:family="paragraph">
      <style:paragraph-properties fo:margin-right="0.8215in">
        <style:tab-stops>
          <style:tab-stop style:type="left" style:position="7.2847in"/>
        </style:tab-stops>
      </style:paragraph-properties>
    </style:style>
    <style:style style:name="P187" style:parent-style-name="Standard" style:family="paragraph">
      <style:paragraph-properties fo:margin-right="0.8215in">
        <style:tab-stops>
          <style:tab-stop style:type="left" style:position="7.2847in"/>
        </style:tab-stops>
      </style:paragraph-properties>
    </style:style>
    <style:style style:name="P188" style:parent-style-name="Standard" style:family="paragraph">
      <style:paragraph-properties fo:margin-right="0.8215in">
        <style:tab-stops>
          <style:tab-stop style:type="left" style:position="7.2847in"/>
        </style:tab-stops>
      </style:paragraph-properties>
    </style:style>
    <style:style style:name="P189" style:parent-style-name="Standard" style:family="paragraph">
      <style:paragraph-properties fo:margin-right="0.8215in">
        <style:tab-stops>
          <style:tab-stop style:type="left" style:position="7.2847in"/>
        </style:tab-stops>
      </style:paragraph-properties>
    </style:style>
    <style:style style:name="P190" style:parent-style-name="Standard" style:family="paragraph">
      <style:paragraph-properties>
        <style:tab-stops>
          <style:tab-stop style:type="left" style:position="7.2847in"/>
        </style:tab-stops>
      </style:paragraph-properties>
    </style:style>
    <style:style style:name="P191" style:parent-style-name="Standard" style:family="paragraph">
      <style:paragraph-properties fo:margin-right="0.8215in">
        <style:tab-stops>
          <style:tab-stop style:type="left" style:position="7.2847in"/>
        </style:tab-stops>
      </style:paragraph-properties>
    </style:style>
    <style:style style:name="T192" style:parent-style-name="DefaultParagraphFont" style:family="text">
      <style:text-properties fo:font-size="16pt" style:font-size-asian="16pt"/>
    </style:style>
    <style:style style:name="P193" style:parent-style-name="Standard" style:family="paragraph">
      <style:paragraph-properties>
        <style:tab-stops>
          <style:tab-stop style:type="left" style:position="7.2847in"/>
        </style:tab-stops>
      </style:paragraph-properties>
      <style:text-properties fo:font-size="16pt" style:font-size-asian="16pt"/>
    </style:style>
    <style:style style:name="P194" style:parent-style-name="Standard" style:family="paragraph">
      <style:paragraph-properties fo:margin-right="0.8215in">
        <style:tab-stops>
          <style:tab-stop style:type="left" style:position="7.2847in"/>
        </style:tab-stops>
      </style:paragraph-properties>
    </style:style>
    <style:style style:name="P195" style:parent-style-name="Standard" style:family="paragraph">
      <style:paragraph-properties fo:margin-right="0.8215in">
        <style:tab-stops>
          <style:tab-stop style:type="left" style:position="7.2847in"/>
        </style:tab-stops>
      </style:paragraph-properties>
    </style:style>
    <style:style style:name="P196" style:parent-style-name="Standard" style:family="paragraph">
      <style:paragraph-properties fo:margin-right="0.8215in">
        <style:tab-stops>
          <style:tab-stop style:type="left" style:position="7.2847in"/>
        </style:tab-stops>
      </style:paragraph-properties>
    </style:style>
    <style:style style:name="P197" style:parent-style-name="Standard" style:family="paragraph">
      <style:paragraph-properties fo:margin-right="0.8215in">
        <style:tab-stops>
          <style:tab-stop style:type="left" style:position="7.2847in"/>
        </style:tab-stops>
      </style:paragraph-properties>
    </style:style>
    <style:style style:name="P198" style:parent-style-name="Standard" style:family="paragraph">
      <style:paragraph-properties fo:margin-right="0.8215in">
        <style:tab-stops>
          <style:tab-stop style:type="left" style:position="7.2847in"/>
        </style:tab-stops>
      </style:paragraph-properties>
    </style:style>
    <style:style style:name="P199" style:parent-style-name="Standard" style:family="paragraph">
      <style:paragraph-properties fo:margin-right="0.8215in">
        <style:tab-stops>
          <style:tab-stop style:type="left" style:position="7.2847in"/>
        </style:tab-stops>
      </style:paragraph-properties>
    </style:style>
    <style:style style:name="P200" style:parent-style-name="Standard" style:family="paragraph">
      <style:paragraph-properties fo:margin-right="0.8215in">
        <style:tab-stops>
          <style:tab-stop style:type="left" style:position="7.2847in"/>
        </style:tab-stops>
      </style:paragraph-properties>
    </style:style>
    <style:style style:name="P201" style:parent-style-name="Standard" style:family="paragraph">
      <style:paragraph-properties>
        <style:tab-stops>
          <style:tab-stop style:type="left" style:position="7.2847in"/>
        </style:tab-stops>
      </style:paragraph-properties>
    </style:style>
    <style:style style:name="P202" style:parent-style-name="Standard" style:family="paragraph">
      <style:paragraph-properties fo:margin-right="0.8215in">
        <style:tab-stops>
          <style:tab-stop style:type="left" style:position="7.2847in"/>
        </style:tab-stops>
      </style:paragraph-properties>
    </style:style>
    <style:style style:name="T203" style:parent-style-name="DefaultParagraphFont" style:family="text">
      <style:text-properties fo:font-size="16pt" style:font-size-asian="16pt"/>
    </style:style>
    <style:style style:name="P204" style:parent-style-name="Standard" style:family="paragraph">
      <style:paragraph-properties>
        <style:tab-stops>
          <style:tab-stop style:type="left" style:position="7.2847in"/>
        </style:tab-stops>
      </style:paragraph-properties>
      <style:text-properties fo:font-size="16pt" style:font-size-asian="16pt"/>
    </style:style>
    <style:style style:name="P205" style:parent-style-name="Standard" style:family="paragraph">
      <style:paragraph-properties fo:margin-right="0.8215in">
        <style:tab-stops>
          <style:tab-stop style:type="left" style:position="7.2847in"/>
        </style:tab-stops>
      </style:paragraph-properties>
    </style:style>
    <style:style style:name="P206" style:parent-style-name="Standard" style:family="paragraph">
      <style:paragraph-properties fo:margin-right="0.8215in">
        <style:tab-stops>
          <style:tab-stop style:type="left" style:position="7.2847in"/>
        </style:tab-stops>
      </style:paragraph-properties>
    </style:style>
    <style:style style:name="P207" style:parent-style-name="Standard" style:family="paragraph">
      <style:paragraph-properties fo:margin-right="0.8215in">
        <style:tab-stops>
          <style:tab-stop style:type="left" style:position="7.2847in"/>
        </style:tab-stops>
      </style:paragraph-properties>
    </style:style>
    <style:style style:name="P208" style:parent-style-name="Standard" style:family="paragraph">
      <style:paragraph-properties fo:margin-right="0.8215in">
        <style:tab-stops>
          <style:tab-stop style:type="left" style:position="7.2847in"/>
        </style:tab-stops>
      </style:paragraph-properties>
    </style:style>
    <style:style style:name="P209" style:parent-style-name="Standard" style:family="paragraph">
      <style:paragraph-properties>
        <style:tab-stops>
          <style:tab-stop style:type="left" style:position="7.2847in"/>
        </style:tab-stops>
      </style:paragraph-properties>
    </style:style>
    <style:style style:name="P210" style:parent-style-name="Standard" style:family="paragraph">
      <style:paragraph-properties fo:margin-right="0.8215in">
        <style:tab-stops>
          <style:tab-stop style:type="left" style:position="7.2847in"/>
        </style:tab-stops>
      </style:paragraph-properties>
    </style:style>
    <style:style style:name="T211" style:parent-style-name="DefaultParagraphFont" style:family="text">
      <style:text-properties fo:font-size="16pt" style:font-size-asian="16pt"/>
    </style:style>
    <style:style style:name="P212" style:parent-style-name="Standard" style:family="paragraph">
      <style:paragraph-properties>
        <style:tab-stops>
          <style:tab-stop style:type="left" style:position="7.2847in"/>
        </style:tab-stops>
      </style:paragraph-properties>
      <style:text-properties fo:font-size="16pt" style:font-size-asian="16pt"/>
    </style:style>
    <style:style style:name="P213" style:parent-style-name="Standard" style:family="paragraph">
      <style:paragraph-properties fo:margin-right="0.8215in">
        <style:tab-stops>
          <style:tab-stop style:type="left" style:position="7.2847in"/>
        </style:tab-stops>
      </style:paragraph-properties>
    </style:style>
    <style:style style:name="P214" style:parent-style-name="Standard" style:family="paragraph">
      <style:paragraph-properties fo:margin-right="0.8215in">
        <style:tab-stops>
          <style:tab-stop style:type="left" style:position="7.2847in"/>
        </style:tab-stops>
      </style:paragraph-properties>
    </style:style>
    <style:style style:name="P215" style:parent-style-name="Standard" style:family="paragraph">
      <style:paragraph-properties fo:margin-right="0.8215in">
        <style:tab-stops>
          <style:tab-stop style:type="left" style:position="7.2847in"/>
        </style:tab-stops>
      </style:paragraph-properties>
    </style:style>
    <style:style style:name="P216" style:parent-style-name="Standard" style:family="paragraph">
      <style:paragraph-properties fo:margin-right="0.8215in">
        <style:tab-stops>
          <style:tab-stop style:type="left" style:position="7.2847in"/>
        </style:tab-stops>
      </style:paragraph-properties>
    </style:style>
    <style:style style:name="P217" style:parent-style-name="Standard" style:family="paragraph">
      <style:paragraph-properties fo:margin-right="0.8215in">
        <style:tab-stops>
          <style:tab-stop style:type="left" style:position="7.2847in"/>
        </style:tab-stops>
      </style:paragraph-properties>
    </style:style>
    <style:style style:name="P218" style:parent-style-name="Standard" style:family="paragraph">
      <style:paragraph-properties fo:margin-right="0.8215in">
        <style:tab-stops>
          <style:tab-stop style:type="left" style:position="7.2847in"/>
        </style:tab-stops>
      </style:paragraph-properties>
    </style:style>
    <style:style style:name="P219" style:parent-style-name="Standard" style:family="paragraph">
      <style:paragraph-properties fo:margin-right="0.8215in">
        <style:tab-stops>
          <style:tab-stop style:type="left" style:position="7.2847in"/>
        </style:tab-stops>
      </style:paragraph-properties>
    </style:style>
    <style:style style:name="P220" style:parent-style-name="Standard" style:family="paragraph">
      <style:paragraph-properties fo:margin-right="0.8215in">
        <style:tab-stops>
          <style:tab-stop style:type="left" style:position="7.2847in"/>
        </style:tab-stops>
      </style:paragraph-properties>
    </style:style>
    <style:style style:name="P221" style:parent-style-name="Standard" style:family="paragraph">
      <style:paragraph-properties fo:margin-right="0.8215in">
        <style:tab-stops>
          <style:tab-stop style:type="left" style:position="7.2847in"/>
        </style:tab-stops>
      </style:paragraph-properties>
    </style:style>
    <style:style style:name="P222" style:parent-style-name="Standard" style:family="paragraph">
      <style:paragraph-properties fo:margin-right="0.8215in">
        <style:tab-stops>
          <style:tab-stop style:type="left" style:position="7.2847in"/>
        </style:tab-stops>
      </style:paragraph-properties>
    </style:style>
    <style:style style:name="P223" style:parent-style-name="Standard" style:family="paragraph">
      <style:paragraph-properties fo:margin-right="0.8215in">
        <style:tab-stops>
          <style:tab-stop style:type="left" style:position="7.2847in"/>
        </style:tab-stops>
      </style:paragraph-properties>
    </style:style>
    <style:style style:name="P224" style:parent-style-name="Standard" style:family="paragraph">
      <style:paragraph-properties fo:margin-right="0.8215in">
        <style:tab-stops>
          <style:tab-stop style:type="left" style:position="7.2847in"/>
        </style:tab-stops>
      </style:paragraph-properties>
    </style:style>
    <style:style style:name="P225" style:parent-style-name="Standard" style:family="paragraph">
      <style:paragraph-properties fo:margin-right="0.8215in">
        <style:tab-stops>
          <style:tab-stop style:type="left" style:position="7.2847in"/>
        </style:tab-stops>
      </style:paragraph-properties>
    </style:style>
    <style:style style:name="P226" style:parent-style-name="Standard" style:family="paragraph">
      <style:paragraph-properties fo:margin-right="0.8215in">
        <style:tab-stops>
          <style:tab-stop style:type="left" style:position="7.2847in"/>
        </style:tab-stops>
      </style:paragraph-properties>
    </style:style>
    <style:style style:name="P227" style:parent-style-name="Standard" style:family="paragraph">
      <style:paragraph-properties>
        <style:tab-stops>
          <style:tab-stop style:type="left" style:position="7.2847in"/>
        </style:tab-stops>
      </style:paragraph-properties>
    </style:style>
    <style:style style:name="P228" style:parent-style-name="Standard" style:family="paragraph">
      <style:paragraph-properties fo:margin-right="0.8215in">
        <style:tab-stops>
          <style:tab-stop style:type="left" style:position="7.2847in"/>
        </style:tab-stops>
      </style:paragraph-properties>
    </style:style>
    <style:style style:name="T229" style:parent-style-name="DefaultParagraphFont" style:family="text">
      <style:text-properties fo:font-size="16pt" style:font-size-asian="16pt"/>
    </style:style>
    <style:style style:name="P230" style:parent-style-name="Standard" style:family="paragraph">
      <style:paragraph-properties>
        <style:tab-stops>
          <style:tab-stop style:type="left" style:position="7.2847in"/>
        </style:tab-stops>
      </style:paragraph-properties>
      <style:text-properties fo:font-size="16pt" style:font-size-asian="16pt"/>
    </style:style>
    <style:style style:name="P231" style:parent-style-name="Standard" style:family="paragraph">
      <style:paragraph-properties fo:margin-right="0.8215in">
        <style:tab-stops>
          <style:tab-stop style:type="left" style:position="7.2847in"/>
        </style:tab-stops>
      </style:paragraph-properties>
    </style:style>
    <style:style style:name="P232" style:parent-style-name="Standard" style:family="paragraph">
      <style:paragraph-properties>
        <style:tab-stops>
          <style:tab-stop style:type="left" style:position="7.2847in"/>
        </style:tab-stops>
      </style:paragraph-properties>
    </style:style>
    <style:style style:name="P233" style:parent-style-name="Standard" style:family="paragraph">
      <style:paragraph-properties fo:margin-right="0.8215in">
        <style:tab-stops>
          <style:tab-stop style:type="left" style:position="7.2847in"/>
        </style:tab-stops>
      </style:paragraph-properties>
    </style:style>
    <style:style style:name="T234" style:parent-style-name="DefaultParagraphFont" style:family="text">
      <style:text-properties style:font-name="Symbol"/>
    </style:style>
    <style:style style:name="P235" style:parent-style-name="Standard" style:family="paragraph">
      <style:paragraph-properties fo:margin-right="0.8215in">
        <style:tab-stops>
          <style:tab-stop style:type="left" style:position="7.2847in"/>
        </style:tab-stops>
      </style:paragraph-properties>
    </style:style>
    <style:style style:name="P236" style:parent-style-name="Standard" style:family="paragraph">
      <style:paragraph-properties fo:margin-right="0.8215in">
        <style:tab-stops>
          <style:tab-stop style:type="left" style:position="7.2847in"/>
        </style:tab-stops>
      </style:paragraph-properties>
    </style:style>
    <style:style style:name="P237" style:parent-style-name="Standard" style:family="paragraph">
      <style:paragraph-properties>
        <style:tab-stops>
          <style:tab-stop style:type="left" style:position="7.2847in"/>
        </style:tab-stops>
      </style:paragraph-properties>
    </style:style>
    <style:style style:name="P238" style:parent-style-name="Standard" style:family="paragraph">
      <style:paragraph-properties fo:margin-right="0.8215in">
        <style:tab-stops>
          <style:tab-stop style:type="left" style:position="7.2847in"/>
        </style:tab-stops>
      </style:paragraph-properties>
    </style:style>
    <style:style style:name="T239" style:parent-style-name="DefaultParagraphFont" style:family="text">
      <style:text-properties style:font-name="Symbol"/>
    </style:style>
    <style:style style:name="P240" style:parent-style-name="Standard" style:family="paragraph">
      <style:paragraph-properties>
        <style:tab-stops>
          <style:tab-stop style:type="left" style:position="7.2847in"/>
        </style:tab-stops>
      </style:paragraph-properties>
    </style:style>
    <style:style style:name="P241" style:parent-style-name="Standard" style:family="paragraph">
      <style:paragraph-properties fo:margin-right="0.8215in">
        <style:tab-stops>
          <style:tab-stop style:type="left" style:position="7.2847in"/>
        </style:tab-stops>
      </style:paragraph-properties>
    </style:style>
    <style:style style:name="T242" style:parent-style-name="DefaultParagraphFont" style:family="text">
      <style:text-properties style:font-name="Symbol"/>
    </style:style>
    <style:style style:name="P243" style:parent-style-name="Standard" style:family="paragraph">
      <style:paragraph-properties fo:margin-right="0.8215in">
        <style:tab-stops>
          <style:tab-stop style:type="left" style:position="7.2847in"/>
        </style:tab-stops>
      </style:paragraph-properties>
    </style:style>
    <style:style style:name="P244" style:parent-style-name="Standard" style:family="paragraph">
      <style:paragraph-properties>
        <style:tab-stops>
          <style:tab-stop style:type="left" style:position="7.2847in"/>
        </style:tab-stops>
      </style:paragraph-properties>
    </style:style>
    <style:style style:name="P245" style:parent-style-name="Standard" style:family="paragraph">
      <style:paragraph-properties fo:margin-right="0.8215in">
        <style:tab-stops>
          <style:tab-stop style:type="left" style:position="7.2847in"/>
        </style:tab-stops>
      </style:paragraph-properties>
    </style:style>
    <style:style style:name="T246" style:parent-style-name="DefaultParagraphFont" style:family="text">
      <style:text-properties style:font-name="Symbol"/>
    </style:style>
    <style:style style:name="P247" style:parent-style-name="Standard" style:family="paragraph">
      <style:paragraph-properties>
        <style:tab-stops>
          <style:tab-stop style:type="left" style:position="7.2847in"/>
        </style:tab-stops>
      </style:paragraph-properties>
    </style:style>
    <style:style style:name="P248" style:parent-style-name="Standard" style:family="paragraph">
      <style:paragraph-properties fo:margin-right="0.8215in">
        <style:tab-stops>
          <style:tab-stop style:type="left" style:position="7.2847in"/>
        </style:tab-stops>
      </style:paragraph-properties>
    </style:style>
    <style:style style:name="P249" style:parent-style-name="Standard" style:family="paragraph">
      <style:paragraph-properties>
        <style:tab-stops>
          <style:tab-stop style:type="left" style:position="7.2847in"/>
        </style:tab-stops>
      </style:paragraph-properties>
    </style:style>
    <style:style style:name="P250" style:parent-style-name="Standard" style:family="paragraph">
      <style:paragraph-properties fo:margin-right="0.8215in">
        <style:tab-stops>
          <style:tab-stop style:type="left" style:position="7.2847in"/>
        </style:tab-stops>
      </style:paragraph-properties>
    </style:style>
    <style:style style:name="P251" style:parent-style-name="Standard" style:family="paragraph">
      <style:paragraph-properties fo:margin-right="0.8215in">
        <style:tab-stops>
          <style:tab-stop style:type="left" style:position="7.2847in"/>
        </style:tab-stops>
      </style:paragraph-properties>
    </style:style>
    <style:style style:name="P252" style:parent-style-name="Standard" style:family="paragraph">
      <style:paragraph-properties>
        <style:tab-stops>
          <style:tab-stop style:type="left" style:position="7.2847in"/>
        </style:tab-stops>
      </style:paragraph-properties>
    </style:style>
    <style:style style:name="P253" style:parent-style-name="Standard" style:family="paragraph">
      <style:paragraph-properties fo:margin-right="0.8215in">
        <style:tab-stops>
          <style:tab-stop style:type="left" style:position="7.2847in"/>
        </style:tab-stops>
      </style:paragraph-properties>
    </style:style>
    <style:style style:name="P254" style:parent-style-name="Standard" style:family="paragraph">
      <style:paragraph-properties>
        <style:tab-stops>
          <style:tab-stop style:type="left" style:position="7.2847in"/>
        </style:tab-stops>
      </style:paragraph-properties>
    </style:style>
    <style:style style:name="P255" style:parent-style-name="Standard" style:family="paragraph">
      <style:paragraph-properties fo:margin-right="0.8215in">
        <style:tab-stops>
          <style:tab-stop style:type="left" style:position="7.2847in"/>
        </style:tab-stops>
      </style:paragraph-properties>
    </style:style>
    <style:style style:name="P256" style:parent-style-name="Standard" style:family="paragraph">
      <style:paragraph-properties fo:margin-right="0.8215in">
        <style:tab-stops>
          <style:tab-stop style:type="left" style:position="7.2847in"/>
        </style:tab-stops>
      </style:paragraph-properties>
    </style:style>
    <style:style style:name="P257" style:parent-style-name="Standard" style:family="paragraph">
      <style:paragraph-properties fo:margin-right="0.8215in">
        <style:tab-stops>
          <style:tab-stop style:type="left" style:position="7.2847in"/>
        </style:tab-stops>
      </style:paragraph-properties>
    </style:style>
    <style:style style:name="P258" style:parent-style-name="Standard" style:family="paragraph">
      <style:paragraph-properties fo:margin-right="0.8215in">
        <style:tab-stops>
          <style:tab-stop style:type="left" style:position="7.2847in"/>
        </style:tab-stops>
      </style:paragraph-properties>
    </style:style>
    <style:style style:name="P259" style:parent-style-name="Standard" style:family="paragraph">
      <style:paragraph-properties fo:margin-right="0.8215in">
        <style:tab-stops>
          <style:tab-stop style:type="left" style:position="7.2847in"/>
        </style:tab-stops>
      </style:paragraph-properties>
    </style:style>
    <style:style style:name="P260" style:parent-style-name="Standard" style:family="paragraph">
      <style:paragraph-properties>
        <style:tab-stops>
          <style:tab-stop style:type="left" style:position="7.2847in"/>
        </style:tab-stops>
      </style:paragraph-properties>
    </style:style>
    <style:style style:name="P261" style:parent-style-name="Standard" style:family="paragraph">
      <style:paragraph-properties fo:margin-right="0.8215in">
        <style:tab-stops>
          <style:tab-stop style:type="left" style:position="7.2847in"/>
        </style:tab-stops>
      </style:paragraph-properties>
    </style:style>
    <style:style style:name="P262" style:parent-style-name="Standard" style:family="paragraph">
      <style:paragraph-properties fo:margin-right="0.8215in">
        <style:tab-stops>
          <style:tab-stop style:type="left" style:position="7.2847in"/>
        </style:tab-stops>
      </style:paragraph-properties>
    </style:style>
    <style:style style:name="P263" style:parent-style-name="Standard" style:family="paragraph">
      <style:paragraph-properties fo:margin-right="0.8215in">
        <style:tab-stops>
          <style:tab-stop style:type="left" style:position="7.2847in"/>
        </style:tab-stops>
      </style:paragraph-properties>
    </style:style>
    <style:style style:name="P264" style:parent-style-name="Standard" style:family="paragraph">
      <style:paragraph-properties>
        <style:tab-stops>
          <style:tab-stop style:type="left" style:position="7.2847in"/>
        </style:tab-stops>
      </style:paragraph-properties>
    </style:style>
    <style:style style:name="P265" style:parent-style-name="Standard" style:family="paragraph">
      <style:paragraph-properties fo:margin-right="0.8215in">
        <style:tab-stops>
          <style:tab-stop style:type="left" style:position="7.2847in"/>
        </style:tab-stops>
      </style:paragraph-properties>
    </style:style>
    <style:style style:name="P266" style:parent-style-name="Standard" style:family="paragraph">
      <style:paragraph-properties>
        <style:tab-stops>
          <style:tab-stop style:type="left" style:position="7.2847in"/>
        </style:tab-stops>
      </style:paragraph-properties>
    </style:style>
    <style:style style:name="P267" style:parent-style-name="Standard" style:family="paragraph">
      <style:paragraph-properties fo:margin-right="0.8215in">
        <style:tab-stops>
          <style:tab-stop style:type="left" style:position="7.2847in"/>
        </style:tab-stops>
      </style:paragraph-properties>
    </style:style>
    <style:style style:name="P268" style:parent-style-name="Standard" style:family="paragraph">
      <style:paragraph-properties fo:margin-right="0.8215in">
        <style:tab-stops>
          <style:tab-stop style:type="left" style:position="7.2847in"/>
        </style:tab-stops>
      </style:paragraph-properties>
    </style:style>
    <style:style style:name="P269" style:parent-style-name="Standard" style:family="paragraph">
      <style:paragraph-properties fo:margin-right="0.8215in">
        <style:tab-stops>
          <style:tab-stop style:type="left" style:position="7.2847in"/>
        </style:tab-stops>
      </style:paragraph-properties>
    </style:style>
    <style:style style:name="P270" style:parent-style-name="Standard" style:family="paragraph">
      <style:paragraph-properties>
        <style:tab-stops>
          <style:tab-stop style:type="left" style:position="7.2847in"/>
        </style:tab-stops>
      </style:paragraph-properties>
    </style:style>
    <style:style style:name="P271" style:parent-style-name="Standard" style:family="paragraph">
      <style:paragraph-properties fo:margin-right="0.8215in">
        <style:tab-stops>
          <style:tab-stop style:type="left" style:position="7.2847in"/>
        </style:tab-stops>
      </style:paragraph-properties>
    </style:style>
    <style:style style:name="P272" style:parent-style-name="Standard" style:family="paragraph">
      <style:paragraph-properties fo:margin-right="0.8215in">
        <style:tab-stops>
          <style:tab-stop style:type="left" style:position="7.2847in"/>
        </style:tab-stops>
      </style:paragraph-properties>
    </style:style>
    <style:style style:name="P273" style:parent-style-name="Standard" style:family="paragraph">
      <style:paragraph-properties fo:margin-right="0.8215in">
        <style:tab-stops>
          <style:tab-stop style:type="left" style:position="7.2847in"/>
        </style:tab-stops>
      </style:paragraph-properties>
    </style:style>
    <style:style style:name="P274" style:parent-style-name="Standard" style:family="paragraph">
      <style:paragraph-properties fo:margin-right="0.8215in">
        <style:tab-stops>
          <style:tab-stop style:type="left" style:position="7.2847in"/>
        </style:tab-stops>
      </style:paragraph-properties>
    </style:style>
    <style:style style:name="P275" style:parent-style-name="Standard" style:family="paragraph">
      <style:paragraph-properties>
        <style:tab-stops>
          <style:tab-stop style:type="left" style:position="7.2847in"/>
        </style:tab-stops>
      </style:paragraph-properties>
    </style:style>
    <style:style style:name="P276" style:parent-style-name="Standard" style:family="paragraph">
      <style:paragraph-properties fo:margin-right="0.8215in">
        <style:tab-stops>
          <style:tab-stop style:type="left" style:position="7.2847in"/>
        </style:tab-stops>
      </style:paragraph-properties>
    </style:style>
    <style:style style:name="P277" style:parent-style-name="Standard" style:family="paragraph">
      <style:paragraph-properties fo:margin-right="0.8215in">
        <style:tab-stops>
          <style:tab-stop style:type="left" style:position="7.2847in"/>
        </style:tab-stops>
      </style:paragraph-properties>
    </style:style>
    <style:style style:name="P278" style:parent-style-name="Standard" style:family="paragraph">
      <style:paragraph-properties fo:margin-right="0.8215in">
        <style:tab-stops>
          <style:tab-stop style:type="left" style:position="7.2847in"/>
        </style:tab-stops>
      </style:paragraph-properties>
    </style:style>
    <style:style style:name="P279" style:parent-style-name="Standard" style:family="paragraph">
      <style:paragraph-properties fo:margin-right="0.8215in">
        <style:tab-stops>
          <style:tab-stop style:type="left" style:position="7.2847in"/>
        </style:tab-stops>
      </style:paragraph-properties>
    </style:style>
    <style:style style:name="P280" style:parent-style-name="Standard" style:family="paragraph">
      <style:paragraph-properties fo:margin-right="0.8215in">
        <style:tab-stops>
          <style:tab-stop style:type="left" style:position="7.2847in"/>
        </style:tab-stops>
      </style:paragraph-properties>
    </style:style>
    <style:style style:name="P281" style:parent-style-name="Standard" style:family="paragraph">
      <style:paragraph-properties>
        <style:tab-stops>
          <style:tab-stop style:type="left" style:position="7.2847in"/>
        </style:tab-stops>
      </style:paragraph-properties>
    </style:style>
    <style:style style:name="P282" style:parent-style-name="Standard" style:family="paragraph">
      <style:paragraph-properties fo:margin-right="0.8215in">
        <style:tab-stops>
          <style:tab-stop style:type="left" style:position="7.2847in"/>
        </style:tab-stops>
      </style:paragraph-properties>
    </style:style>
    <style:style style:name="P283" style:parent-style-name="Standard" style:family="paragraph">
      <style:paragraph-properties fo:margin-right="0.8215in">
        <style:tab-stops>
          <style:tab-stop style:type="left" style:position="7.2847in"/>
        </style:tab-stops>
      </style:paragraph-properties>
    </style:style>
    <style:style style:name="P284" style:parent-style-name="Standard" style:family="paragraph">
      <style:paragraph-properties>
        <style:tab-stops>
          <style:tab-stop style:type="left" style:position="7.2847in"/>
        </style:tab-stops>
      </style:paragraph-properties>
    </style:style>
    <style:style style:name="P285" style:parent-style-name="Standard" style:family="paragraph">
      <style:paragraph-properties fo:margin-right="0.8215in">
        <style:tab-stops>
          <style:tab-stop style:type="left" style:position="7.2847in"/>
        </style:tab-stops>
      </style:paragraph-properties>
    </style:style>
    <style:style style:name="T286" style:parent-style-name="DefaultParagraphFont" style:family="text">
      <style:text-properties style:font-name="Symbol"/>
    </style:style>
    <style:style style:name="P287" style:parent-style-name="Standard" style:family="paragraph">
      <style:paragraph-properties fo:margin-right="0.8215in">
        <style:tab-stops>
          <style:tab-stop style:type="left" style:position="7.2847in"/>
        </style:tab-stops>
      </style:paragraph-properties>
    </style:style>
    <style:style style:name="P288" style:parent-style-name="Standard" style:family="paragraph">
      <style:paragraph-properties fo:margin-right="0.8215in">
        <style:tab-stops>
          <style:tab-stop style:type="left" style:position="7.2847in"/>
        </style:tab-stops>
      </style:paragraph-properties>
    </style:style>
    <style:style style:name="P289" style:parent-style-name="Standard" style:family="paragraph">
      <style:paragraph-properties>
        <style:tab-stops>
          <style:tab-stop style:type="left" style:position="7.2847in"/>
        </style:tab-stops>
      </style:paragraph-properties>
    </style:style>
    <style:style style:name="P290" style:parent-style-name="Standard" style:family="paragraph">
      <style:paragraph-properties fo:margin-right="0.8215in">
        <style:tab-stops>
          <style:tab-stop style:type="left" style:position="7.2847in"/>
        </style:tab-stops>
      </style:paragraph-properties>
    </style:style>
    <style:style style:name="T291" style:parent-style-name="DefaultParagraphFont" style:family="text">
      <style:text-properties style:font-name="Symbol"/>
    </style:style>
    <style:style style:name="P292" style:parent-style-name="Standard" style:family="paragraph">
      <style:paragraph-properties fo:margin-right="0.8215in">
        <style:tab-stops>
          <style:tab-stop style:type="left" style:position="7.2847in"/>
        </style:tab-stops>
      </style:paragraph-properties>
    </style:style>
    <style:style style:name="P293" style:parent-style-name="Standard" style:family="paragraph">
      <style:paragraph-properties>
        <style:tab-stops>
          <style:tab-stop style:type="left" style:position="7.2847in"/>
        </style:tab-stops>
      </style:paragraph-properties>
    </style:style>
    <style:style style:name="P294" style:parent-style-name="Standard" style:family="paragraph">
      <style:paragraph-properties fo:margin-right="0.8215in">
        <style:tab-stops>
          <style:tab-stop style:type="left" style:position="7.2847in"/>
        </style:tab-stops>
      </style:paragraph-properties>
    </style:style>
    <style:style style:name="T295" style:parent-style-name="DefaultParagraphFont" style:family="text">
      <style:text-properties style:font-name="Symbol"/>
    </style:style>
    <style:style style:name="P296" style:parent-style-name="Standard" style:family="paragraph">
      <style:paragraph-properties>
        <style:tab-stops>
          <style:tab-stop style:type="left" style:position="7.2847in"/>
        </style:tab-stops>
      </style:paragraph-properties>
    </style:style>
    <style:style style:name="P297" style:parent-style-name="Standard" style:family="paragraph">
      <style:paragraph-properties fo:margin-right="0.8215in">
        <style:tab-stops>
          <style:tab-stop style:type="left" style:position="7.2847in"/>
        </style:tab-stops>
      </style:paragraph-properties>
    </style:style>
    <style:style style:name="T298" style:parent-style-name="DefaultParagraphFont" style:family="text">
      <style:text-properties style:font-name="Symbol"/>
    </style:style>
    <style:style style:name="P299" style:parent-style-name="Standard" style:family="paragraph">
      <style:paragraph-properties fo:margin-right="0.8215in">
        <style:tab-stops>
          <style:tab-stop style:type="left" style:position="7.2847in"/>
        </style:tab-stops>
      </style:paragraph-properties>
    </style:style>
    <style:style style:name="P300" style:parent-style-name="Standard" style:family="paragraph">
      <style:paragraph-properties>
        <style:tab-stops>
          <style:tab-stop style:type="left" style:position="7.2847in"/>
        </style:tab-stops>
      </style:paragraph-properties>
    </style:style>
    <style:style style:name="P301" style:parent-style-name="Standard" style:family="paragraph">
      <style:paragraph-properties fo:margin-right="0.8215in">
        <style:tab-stops>
          <style:tab-stop style:type="left" style:position="7.2847in"/>
        </style:tab-stops>
      </style:paragraph-properties>
    </style:style>
    <style:style style:name="T302" style:parent-style-name="DefaultParagraphFont" style:family="text">
      <style:text-properties style:font-name="Symbol"/>
    </style:style>
    <style:style style:name="P303" style:parent-style-name="Standard" style:family="paragraph">
      <style:paragraph-properties fo:margin-right="0.8215in">
        <style:tab-stops>
          <style:tab-stop style:type="left" style:position="7.2847in"/>
        </style:tab-stops>
      </style:paragraph-properties>
    </style:style>
    <style:style style:name="P304" style:parent-style-name="Standard" style:family="paragraph">
      <style:paragraph-properties fo:margin-right="0.8215in">
        <style:tab-stops>
          <style:tab-stop style:type="left" style:position="7.2847in"/>
        </style:tab-stops>
      </style:paragraph-properties>
    </style:style>
    <style:style style:name="P305" style:parent-style-name="Standard" style:family="paragraph">
      <style:paragraph-properties>
        <style:tab-stops>
          <style:tab-stop style:type="left" style:position="7.2847in"/>
        </style:tab-stops>
      </style:paragraph-properties>
    </style:style>
    <style:style style:name="P306" style:parent-style-name="Standard" style:family="paragraph">
      <style:paragraph-properties fo:margin-right="0.8215in">
        <style:tab-stops>
          <style:tab-stop style:type="left" style:position="7.2847in"/>
        </style:tab-stops>
      </style:paragraph-properties>
    </style:style>
    <style:style style:name="T307" style:parent-style-name="DefaultParagraphFont" style:family="text">
      <style:text-properties style:font-name="Symbol"/>
    </style:style>
    <style:style style:name="P308" style:parent-style-name="Standard" style:family="paragraph">
      <style:paragraph-properties fo:margin-right="0.8215in">
        <style:tab-stops>
          <style:tab-stop style:type="left" style:position="7.2847in"/>
        </style:tab-stops>
      </style:paragraph-properties>
    </style:style>
    <style:style style:name="P309" style:parent-style-name="Standard" style:family="paragraph">
      <style:paragraph-properties fo:margin-right="0.8215in">
        <style:tab-stops>
          <style:tab-stop style:type="left" style:position="7.2847in"/>
        </style:tab-stops>
      </style:paragraph-properties>
    </style:style>
    <style:style style:name="P310" style:parent-style-name="Standard" style:family="paragraph">
      <style:paragraph-properties fo:margin-right="0.8215in">
        <style:tab-stops>
          <style:tab-stop style:type="left" style:position="7.2847in"/>
        </style:tab-stops>
      </style:paragraph-properties>
    </style:style>
    <style:style style:name="P311" style:parent-style-name="Standard" style:family="paragraph">
      <style:paragraph-properties fo:margin-right="0.8215in">
        <style:tab-stops>
          <style:tab-stop style:type="left" style:position="7.2847in"/>
        </style:tab-stops>
      </style:paragraph-properties>
    </style:style>
    <style:style style:name="P312" style:parent-style-name="Standard" style:family="paragraph">
      <style:paragraph-properties>
        <style:tab-stops>
          <style:tab-stop style:type="left" style:position="7.2847in"/>
        </style:tab-stops>
      </style:paragraph-properties>
    </style:style>
    <style:style style:name="P313" style:parent-style-name="Standard" style:family="paragraph">
      <style:paragraph-properties fo:margin-right="0.8215in">
        <style:tab-stops>
          <style:tab-stop style:type="left" style:position="7.2847in"/>
        </style:tab-stops>
      </style:paragraph-properties>
    </style:style>
    <style:style style:name="P314" style:parent-style-name="Standard" style:family="paragraph">
      <style:paragraph-properties fo:margin-right="0.8215in">
        <style:tab-stops>
          <style:tab-stop style:type="left" style:position="7.2847in"/>
        </style:tab-stops>
      </style:paragraph-properties>
    </style:style>
    <style:style style:name="P315" style:parent-style-name="Standard" style:family="paragraph">
      <style:paragraph-properties>
        <style:tab-stops>
          <style:tab-stop style:type="left" style:position="7.2847in"/>
        </style:tab-stops>
      </style:paragraph-properties>
    </style:style>
    <style:style style:name="P316" style:parent-style-name="Standard" style:family="paragraph">
      <style:paragraph-properties fo:margin-right="0.8215in">
        <style:tab-stops>
          <style:tab-stop style:type="left" style:position="7.2847in"/>
        </style:tab-stops>
      </style:paragraph-properties>
    </style:style>
    <style:style style:name="P317" style:parent-style-name="Standard" style:family="paragraph">
      <style:paragraph-properties fo:margin-right="0.8215in">
        <style:tab-stops>
          <style:tab-stop style:type="left" style:position="7.2847in"/>
        </style:tab-stops>
      </style:paragraph-properties>
    </style:style>
    <style:style style:name="P318" style:parent-style-name="Standard" style:family="paragraph">
      <style:paragraph-properties>
        <style:tab-stops>
          <style:tab-stop style:type="left" style:position="7.2847in"/>
        </style:tab-stops>
      </style:paragraph-properties>
    </style:style>
    <style:style style:name="P319" style:parent-style-name="Standard" style:family="paragraph">
      <style:paragraph-properties fo:margin-right="0.8215in">
        <style:tab-stops>
          <style:tab-stop style:type="left" style:position="7.2847in"/>
        </style:tab-stops>
      </style:paragraph-properties>
    </style:style>
    <style:style style:name="P320" style:parent-style-name="Standard" style:family="paragraph">
      <style:paragraph-properties>
        <style:tab-stops>
          <style:tab-stop style:type="left" style:position="7.2847in"/>
        </style:tab-stops>
      </style:paragraph-properties>
    </style:style>
    <style:style style:name="P321" style:parent-style-name="Standard" style:family="paragraph">
      <style:paragraph-properties fo:margin-right="0.8215in">
        <style:tab-stops>
          <style:tab-stop style:type="left" style:position="7.2847in"/>
        </style:tab-stops>
      </style:paragraph-properties>
    </style:style>
    <style:style style:name="P322" style:parent-style-name="Standard" style:family="paragraph">
      <style:paragraph-properties fo:margin-right="0.8215in">
        <style:tab-stops>
          <style:tab-stop style:type="left" style:position="7.2847in"/>
        </style:tab-stops>
      </style:paragraph-properties>
    </style:style>
    <style:style style:name="P323" style:parent-style-name="Standard" style:family="paragraph">
      <style:paragraph-properties fo:margin-right="0.8215in">
        <style:tab-stops>
          <style:tab-stop style:type="left" style:position="7.2847in"/>
        </style:tab-stops>
      </style:paragraph-properties>
    </style:style>
    <style:style style:name="P324" style:parent-style-name="Standard" style:family="paragraph">
      <style:paragraph-properties fo:margin-right="0.8215in">
        <style:tab-stops>
          <style:tab-stop style:type="left" style:position="7.2847in"/>
        </style:tab-stops>
      </style:paragraph-properties>
    </style:style>
    <style:style style:name="P325" style:parent-style-name="Standard" style:family="paragraph">
      <style:paragraph-properties>
        <style:tab-stops>
          <style:tab-stop style:type="left" style:position="7.2847in"/>
        </style:tab-stops>
      </style:paragraph-properties>
    </style:style>
    <style:style style:name="P326" style:parent-style-name="Standard" style:family="paragraph">
      <style:paragraph-properties fo:margin-right="0.8215in">
        <style:tab-stops>
          <style:tab-stop style:type="left" style:position="7.2847in"/>
        </style:tab-stops>
      </style:paragraph-properties>
    </style:style>
    <style:style style:name="P327" style:parent-style-name="Standard" style:family="paragraph">
      <style:paragraph-properties>
        <style:tab-stops>
          <style:tab-stop style:type="left" style:position="7.2847in"/>
        </style:tab-stops>
      </style:paragraph-properties>
      <style:text-properties style:font-name="Symbol"/>
    </style:style>
    <style:style style:name="P328" style:parent-style-name="Standard" style:family="paragraph">
      <style:paragraph-properties fo:margin-right="0.8215in">
        <style:tab-stops>
          <style:tab-stop style:type="left" style:position="7.2847in"/>
        </style:tab-stops>
      </style:paragraph-properties>
    </style:style>
    <style:style style:name="T329" style:parent-style-name="DefaultParagraphFont" style:family="text">
      <style:text-properties style:font-name="Symbol"/>
    </style:style>
    <style:style style:name="P330" style:parent-style-name="Standard" style:family="paragraph">
      <style:paragraph-properties>
        <style:tab-stops>
          <style:tab-stop style:type="left" style:position="7.2847in"/>
        </style:tab-stops>
      </style:paragraph-properties>
    </style:style>
    <style:style style:name="P331" style:parent-style-name="Standard" style:family="paragraph">
      <style:paragraph-properties fo:margin-right="0.8215in">
        <style:tab-stops>
          <style:tab-stop style:type="left" style:position="7.2847in"/>
        </style:tab-stops>
      </style:paragraph-properties>
    </style:style>
    <style:style style:name="T332" style:parent-style-name="DefaultParagraphFont" style:family="text">
      <style:text-properties style:font-name="Symbol"/>
    </style:style>
    <style:style style:name="P333" style:parent-style-name="Standard" style:family="paragraph">
      <style:paragraph-properties>
        <style:tab-stops>
          <style:tab-stop style:type="left" style:position="7.2847in"/>
        </style:tab-stops>
      </style:paragraph-properties>
    </style:style>
    <style:style style:name="P334" style:parent-style-name="Standard" style:family="paragraph">
      <style:paragraph-properties fo:margin-right="0.8215in">
        <style:tab-stops>
          <style:tab-stop style:type="left" style:position="7.2847in"/>
        </style:tab-stops>
      </style:paragraph-properties>
    </style:style>
    <style:style style:name="T335" style:parent-style-name="DefaultParagraphFont" style:family="text">
      <style:text-properties style:font-name="Symbol"/>
    </style:style>
    <style:style style:name="P336" style:parent-style-name="Standard" style:family="paragraph">
      <style:paragraph-properties fo:margin-right="0.8215in">
        <style:tab-stops>
          <style:tab-stop style:type="left" style:position="7.2847in"/>
        </style:tab-stops>
      </style:paragraph-properties>
    </style:style>
    <style:style style:name="P337" style:parent-style-name="Standard" style:family="paragraph">
      <style:paragraph-properties>
        <style:tab-stops>
          <style:tab-stop style:type="left" style:position="7.2847in"/>
        </style:tab-stops>
      </style:paragraph-properties>
    </style:style>
    <style:style style:name="P338" style:parent-style-name="Standard" style:family="paragraph">
      <style:paragraph-properties fo:margin-right="0.8215in">
        <style:tab-stops>
          <style:tab-stop style:type="left" style:position="7.2847in"/>
        </style:tab-stops>
      </style:paragraph-properties>
    </style:style>
    <style:style style:name="T339" style:parent-style-name="DefaultParagraphFont" style:family="text">
      <style:text-properties style:font-name="Symbol"/>
    </style:style>
    <style:style style:name="P340" style:parent-style-name="Standard" style:family="paragraph">
      <style:paragraph-properties fo:margin-right="0.8215in">
        <style:tab-stops>
          <style:tab-stop style:type="left" style:position="7.2847in"/>
        </style:tab-stops>
      </style:paragraph-properties>
    </style:style>
    <style:style style:name="P341" style:parent-style-name="Standard" style:family="paragraph">
      <style:paragraph-properties>
        <style:tab-stops>
          <style:tab-stop style:type="left" style:position="7.2847in"/>
        </style:tab-stops>
      </style:paragraph-properties>
    </style:style>
    <style:style style:name="P342" style:parent-style-name="Standard" style:family="paragraph">
      <style:paragraph-properties fo:margin-right="0.8215in">
        <style:tab-stops>
          <style:tab-stop style:type="left" style:position="7.2847in"/>
        </style:tab-stops>
      </style:paragraph-properties>
    </style:style>
    <style:style style:name="T343" style:parent-style-name="DefaultParagraphFont" style:family="text">
      <style:text-properties style:font-name="Symbol"/>
    </style:style>
    <style:style style:name="P344" style:parent-style-name="Standard" style:family="paragraph">
      <style:paragraph-properties fo:margin-right="0.8215in">
        <style:tab-stops>
          <style:tab-stop style:type="left" style:position="7.2847in"/>
        </style:tab-stops>
      </style:paragraph-properties>
    </style:style>
    <style:style style:name="P345" style:parent-style-name="Standard" style:family="paragraph">
      <style:paragraph-properties>
        <style:tab-stops>
          <style:tab-stop style:type="left" style:position="7.2847in"/>
        </style:tab-stops>
      </style:paragraph-properties>
    </style:style>
    <style:style style:name="P346" style:parent-style-name="Standard" style:family="paragraph">
      <style:paragraph-properties fo:margin-right="0.8215in">
        <style:tab-stops>
          <style:tab-stop style:type="left" style:position="7.2847in"/>
        </style:tab-stops>
      </style:paragraph-properties>
    </style:style>
    <style:style style:name="T347" style:parent-style-name="DefaultParagraphFont" style:family="text">
      <style:text-properties style:font-name="Symbol"/>
    </style:style>
    <style:style style:name="P348" style:parent-style-name="Standard" style:family="paragraph">
      <style:paragraph-properties>
        <style:tab-stops>
          <style:tab-stop style:type="left" style:position="7.2847in"/>
        </style:tab-stops>
      </style:paragraph-properties>
    </style:style>
    <style:style style:name="P349" style:parent-style-name="Standard" style:family="paragraph">
      <style:paragraph-properties fo:margin-right="0.8215in">
        <style:tab-stops>
          <style:tab-stop style:type="left" style:position="7.2847in"/>
        </style:tab-stops>
      </style:paragraph-properties>
    </style:style>
    <style:style style:name="T350" style:parent-style-name="DefaultParagraphFont" style:family="text">
      <style:text-properties style:font-name="Symbol"/>
    </style:style>
    <style:style style:name="P351" style:parent-style-name="Standard" style:family="paragraph">
      <style:paragraph-properties fo:margin-right="0.8215in">
        <style:tab-stops>
          <style:tab-stop style:type="left" style:position="7.2847in"/>
        </style:tab-stops>
      </style:paragraph-properties>
    </style:style>
    <style:style style:name="P352" style:parent-style-name="Standard" style:family="paragraph">
      <style:paragraph-properties>
        <style:tab-stops>
          <style:tab-stop style:type="left" style:position="7.2847in"/>
        </style:tab-stops>
      </style:paragraph-properties>
    </style:style>
    <style:style style:name="P353" style:parent-style-name="Standard" style:family="paragraph">
      <style:paragraph-properties fo:margin-right="0.8215in">
        <style:tab-stops>
          <style:tab-stop style:type="left" style:position="7.2847in"/>
        </style:tab-stops>
      </style:paragraph-properties>
    </style:style>
    <style:style style:name="T354" style:parent-style-name="DefaultParagraphFont" style:family="text">
      <style:text-properties style:font-name="Symbol"/>
    </style:style>
    <style:style style:name="P355" style:parent-style-name="Standard" style:family="paragraph">
      <style:paragraph-properties>
        <style:tab-stops>
          <style:tab-stop style:type="left" style:position="7.2847in"/>
        </style:tab-stops>
      </style:paragraph-properties>
    </style:style>
    <style:style style:name="P356" style:parent-style-name="Standard" style:family="paragraph">
      <style:paragraph-properties fo:margin-right="0.8215in">
        <style:tab-stops>
          <style:tab-stop style:type="left" style:position="7.2847in"/>
        </style:tab-stops>
      </style:paragraph-properties>
    </style:style>
    <style:style style:name="T357" style:parent-style-name="DefaultParagraphFont" style:family="text">
      <style:text-properties style:font-name="Symbol"/>
    </style:style>
    <style:style style:name="P358" style:parent-style-name="Standard" style:family="paragraph">
      <style:paragraph-properties fo:margin-right="0.8215in">
        <style:tab-stops>
          <style:tab-stop style:type="left" style:position="7.2847in"/>
        </style:tab-stops>
      </style:paragraph-properties>
    </style:style>
    <style:style style:name="P359" style:parent-style-name="Standard" style:family="paragraph">
      <style:paragraph-properties>
        <style:tab-stops>
          <style:tab-stop style:type="left" style:position="7.2847in"/>
        </style:tab-stops>
      </style:paragraph-properties>
    </style:style>
    <style:style style:name="P360" style:parent-style-name="Standard" style:family="paragraph">
      <style:paragraph-properties fo:margin-right="0.8215in">
        <style:tab-stops>
          <style:tab-stop style:type="left" style:position="7.2847in"/>
        </style:tab-stops>
      </style:paragraph-properties>
    </style:style>
    <style:style style:name="T361" style:parent-style-name="DefaultParagraphFont" style:family="text">
      <style:text-properties style:font-name="Symbol"/>
    </style:style>
    <style:style style:name="P362" style:parent-style-name="Standard" style:family="paragraph">
      <style:paragraph-properties fo:margin-right="0.8215in">
        <style:tab-stops>
          <style:tab-stop style:type="left" style:position="7.2847in"/>
        </style:tab-stops>
      </style:paragraph-properties>
    </style:style>
    <style:style style:name="P363" style:parent-style-name="Standard" style:family="paragraph">
      <style:paragraph-properties>
        <style:tab-stops>
          <style:tab-stop style:type="left" style:position="7.2847in"/>
        </style:tab-stops>
      </style:paragraph-properties>
    </style:style>
    <style:style style:name="P364" style:parent-style-name="Standard" style:family="paragraph">
      <style:paragraph-properties fo:margin-right="0.8215in">
        <style:tab-stops>
          <style:tab-stop style:type="left" style:position="7.2847in"/>
        </style:tab-stops>
      </style:paragraph-properties>
    </style:style>
    <style:style style:name="T365" style:parent-style-name="DefaultParagraphFont" style:family="text">
      <style:text-properties style:font-name="Symbol"/>
    </style:style>
    <style:style style:name="P366" style:parent-style-name="Standard" style:family="paragraph">
      <style:paragraph-properties fo:margin-right="0.8215in">
        <style:tab-stops>
          <style:tab-stop style:type="left" style:position="7.2847in"/>
        </style:tab-stops>
      </style:paragraph-properties>
    </style:style>
    <style:style style:name="P367" style:parent-style-name="Standard" style:family="paragraph">
      <style:paragraph-properties>
        <style:tab-stops>
          <style:tab-stop style:type="left" style:position="7.2847in"/>
        </style:tab-stops>
      </style:paragraph-properties>
    </style:style>
    <style:style style:name="P368" style:parent-style-name="Standard" style:family="paragraph">
      <style:paragraph-properties fo:margin-right="0.8215in">
        <style:tab-stops>
          <style:tab-stop style:type="left" style:position="7.2847in"/>
        </style:tab-stops>
      </style:paragraph-properties>
    </style:style>
    <style:style style:name="T369" style:parent-style-name="DefaultParagraphFont" style:family="text">
      <style:text-properties style:font-name="Symbol"/>
    </style:style>
    <style:style style:name="P370" style:parent-style-name="Standard" style:family="paragraph">
      <style:paragraph-properties fo:margin-right="0.8215in">
        <style:tab-stops>
          <style:tab-stop style:type="left" style:position="7.2847in"/>
        </style:tab-stops>
      </style:paragraph-properties>
    </style:style>
    <style:style style:name="P371" style:parent-style-name="Standard" style:family="paragraph">
      <style:paragraph-properties>
        <style:tab-stops>
          <style:tab-stop style:type="left" style:position="7.2847in"/>
        </style:tab-stops>
      </style:paragraph-properties>
    </style:style>
    <style:style style:name="P372" style:parent-style-name="Standard" style:family="paragraph">
      <style:paragraph-properties fo:margin-right="0.8215in">
        <style:tab-stops>
          <style:tab-stop style:type="left" style:position="7.2847in"/>
        </style:tab-stops>
      </style:paragraph-properties>
    </style:style>
    <style:style style:name="P373" style:parent-style-name="Standard" style:family="paragraph">
      <style:paragraph-properties fo:margin-right="0.8215in">
        <style:tab-stops>
          <style:tab-stop style:type="left" style:position="7.2847in"/>
        </style:tab-stops>
      </style:paragraph-properties>
    </style:style>
    <style:style style:name="P374" style:parent-style-name="Standard" style:family="paragraph">
      <style:paragraph-properties fo:margin-right="0.8215in">
        <style:tab-stops>
          <style:tab-stop style:type="left" style:position="7.2847in"/>
        </style:tab-stops>
      </style:paragraph-properties>
    </style:style>
    <style:style style:name="P375" style:parent-style-name="Standard" style:family="paragraph">
      <style:paragraph-properties>
        <style:tab-stops>
          <style:tab-stop style:type="left" style:position="7.2847in"/>
        </style:tab-stops>
      </style:paragraph-properties>
      <style:text-properties fo:font-size="16pt" style:font-size-asian="16pt"/>
    </style:style>
    <style:style style:name="P376" style:parent-style-name="Standard" style:family="paragraph">
      <style:paragraph-properties fo:margin-right="0.8215in">
        <style:tab-stops>
          <style:tab-stop style:type="left" style:position="7.2847in"/>
        </style:tab-stops>
      </style:paragraph-properties>
    </style:style>
    <style:style style:name="T377" style:parent-style-name="DefaultParagraphFont" style:family="text">
      <style:text-properties fo:font-size="16pt" style:font-size-asian="16pt"/>
    </style:style>
    <style:style style:name="P378" style:parent-style-name="Standard" style:family="paragraph">
      <style:paragraph-properties>
        <style:tab-stops>
          <style:tab-stop style:type="left" style:position="7.2847in"/>
        </style:tab-stops>
      </style:paragraph-properties>
      <style:text-properties fo:font-size="16pt" style:font-size-asian="16pt"/>
    </style:style>
    <style:style style:name="P379" style:parent-style-name="Standard" style:family="paragraph">
      <style:paragraph-properties fo:margin-right="0.8215in">
        <style:tab-stops>
          <style:tab-stop style:type="left" style:position="7.2847in"/>
        </style:tab-stops>
      </style:paragraph-properties>
    </style:style>
    <style:style style:name="P380" style:parent-style-name="Standard" style:family="paragraph">
      <style:paragraph-properties>
        <style:tab-stops>
          <style:tab-stop style:type="left" style:position="7.2847in"/>
        </style:tab-stops>
      </style:paragraph-properties>
    </style:style>
    <style:style style:name="P381" style:parent-style-name="Standard" style:family="paragraph">
      <style:paragraph-properties fo:margin-right="0.8215in">
        <style:tab-stops>
          <style:tab-stop style:type="left" style:position="7.2847in"/>
        </style:tab-stops>
      </style:paragraph-properties>
    </style:style>
    <style:style style:name="T382" style:parent-style-name="DefaultParagraphFont" style:family="text">
      <style:text-properties fo:font-size="16pt" style:font-size-asian="16pt"/>
    </style:style>
    <style:style style:name="P383" style:parent-style-name="Standard" style:family="paragraph">
      <style:paragraph-properties>
        <style:tab-stops>
          <style:tab-stop style:type="left" style:position="7.2847in"/>
        </style:tab-stops>
      </style:paragraph-properties>
      <style:text-properties fo:font-size="16pt" style:font-size-asian="16pt"/>
    </style:style>
    <style:style style:name="P384" style:parent-style-name="Standard" style:family="paragraph">
      <style:paragraph-properties fo:margin-right="0.8215in">
        <style:tab-stops>
          <style:tab-stop style:type="left" style:position="7.2847in"/>
        </style:tab-stops>
      </style:paragraph-properties>
    </style:style>
    <style:style style:name="P385" style:parent-style-name="Standard" style:family="paragraph">
      <style:paragraph-properties>
        <style:tab-stops>
          <style:tab-stop style:type="left" style:position="7.2847in"/>
        </style:tab-stops>
      </style:paragraph-properties>
    </style:style>
    <style:style style:name="P386" style:parent-style-name="Standard" style:family="paragraph">
      <style:paragraph-properties>
        <style:tab-stops>
          <style:tab-stop style:type="left" style:position="7.2847in"/>
        </style:tab-stops>
      </style:paragraph-properties>
    </style:style>
    <style:style style:name="P387" style:parent-style-name="Standard" style:family="paragraph">
      <style:paragraph-properties fo:margin-right="0.8215in">
        <style:tab-stops>
          <style:tab-stop style:type="left" style:position="7.2847in"/>
        </style:tab-stops>
      </style:paragraph-properties>
    </style:style>
    <style:style style:name="P388" style:parent-style-name="Standard" style:family="paragraph">
      <style:paragraph-properties>
        <style:tab-stops>
          <style:tab-stop style:type="left" style:position="7.2847in"/>
        </style:tab-stops>
      </style:paragraph-properties>
    </style:style>
    <style:style style:name="P389" style:parent-style-name="Standard" style:family="paragraph">
      <style:paragraph-properties>
        <style:tab-stops>
          <style:tab-stop style:type="left" style:position="7.2847in"/>
        </style:tab-stops>
      </style:paragraph-properties>
    </style:style>
    <style:style style:name="P390" style:parent-style-name="Standard" style:family="paragraph">
      <style:paragraph-properties>
        <style:tab-stops>
          <style:tab-stop style:type="left" style:position="7.2847in"/>
        </style:tab-stops>
      </style:paragraph-properties>
    </style:style>
    <style:style style:name="P391" style:parent-style-name="Standard" style:family="paragraph">
      <style:paragraph-properties fo:margin-right="0.8215in">
        <style:tab-stops>
          <style:tab-stop style:type="left" style:position="7.2847in"/>
        </style:tab-stops>
      </style:paragraph-properties>
    </style:style>
    <style:style style:name="P392" style:parent-style-name="Standard" style:family="paragraph">
      <style:paragraph-properties>
        <style:tab-stops>
          <style:tab-stop style:type="left" style:position="7.2847in"/>
        </style:tab-stops>
      </style:paragraph-properties>
    </style:style>
    <style:style style:name="P393" style:parent-style-name="Standard" style:family="paragraph">
      <style:paragraph-properties>
        <style:tab-stops>
          <style:tab-stop style:type="left" style:position="7.2847in"/>
        </style:tab-stops>
      </style:paragraph-properties>
    </style:style>
    <style:style style:name="P394" style:parent-style-name="Standard" style:family="paragraph">
      <style:paragraph-properties>
        <style:tab-stops>
          <style:tab-stop style:type="left" style:position="7.2847in"/>
        </style:tab-stops>
      </style:paragraph-properties>
    </style:style>
    <style:style style:name="P395" style:parent-style-name="Standard" style:family="paragraph">
      <style:paragraph-properties fo:margin-right="0.8215in">
        <style:tab-stops>
          <style:tab-stop style:type="left" style:position="7.2847in"/>
        </style:tab-stops>
      </style:paragraph-properties>
    </style:style>
    <style:style style:name="P396" style:parent-style-name="Standard" style:family="paragraph">
      <style:paragraph-properties>
        <style:tab-stops>
          <style:tab-stop style:type="left" style:position="7.2847in"/>
        </style:tab-stops>
      </style:paragraph-properties>
    </style:style>
  </office:automatic-styles>
  <office:body>
    <office:text text:use-soft-page-breaks="true">
      <text:p text:style-name="P1">FSD1249 Ydinjätepäätös 2001. Aineistoon ja sen tekijöihin tulee viitata asianmukaisesti kaikissa julkaisuissa ja esityksissä, joissa aineistoa käytetään. Tietoarkiston antaman malliviittaustiedon voi merkitä lähdeluetteloon sellaisenaan tai sitä voi muokata julkaisun käytäntöjen mukaisesti.</text:p>
      <text:p text:style-name="P3"/>
      <text:p text:style-name="P4">Aineisto on (A) vapaasti käytettävissä ilman rekisteröitymistä (CC BY 4.0).</text:p>
      <text:p text:style-name="P5"/>
      <text:p text:style-name="P6"/>
      <text:p text:style-name="P7"/>
      <text:p text:style-name="P8">Valtioneuvoston periaatepäätös 21 päivänä joulu­kuuta 2000 Posiva Oy:n hakemukseen Suomessa tuotetun käytetyn ydinpolttoaineen loppusijoitus­laitoksen rakentamisesta.</text:p>
      <text:p text:style-name="P9"/>
      <text:p text:style-name="P10"/>
      <text:h text:style-name="Heading1" text:outline-level="1">Hakemus</text:h>
      <text:p text:style-name="P11"/>
      <text:p text:style-name="P12"><text:bookmark-start text:name="_Hlk57707171"/>Posiva Oy<text:s/><text:bookmark-end text:name="_Hlk57707171"/>on 26.5.1999 päivätyssä<text:s/>hakemuksessaan pyytänyt ydinenergialain (990/1987) 11 §:ssä tarkoitettua valtioneuvoston periaatepäätöstä siitä, että Suomessa tuotetun käyte­tyn ydinpolttoaineen loppusijoituslaitoksen rakentaminen Eurajoen kunnan</text:p>
      <text:p text:style-name="P13">Olkiluotoon on yhteiskunnan kokonaisedun<text:s/>mukaista. Lisäksi Posiva Oy on täsmentänyt</text:p>
      <text:p text:style-name="P14">hakemustaan kirjeellään 23.11.2000.</text:p>
      <text:p text:style-name="P15"/>
      <text:p text:style-name="P16">Posiva Oy on Teollisuuden Voima Oy:n ja Fortum Power and Heat Oy:n yhteisesti</text:p>
      <text:p text:style-name="P17">vuonna 1995 perustama ja omistama yhtiö, jonka päätoimialana on huolehtia omistajiensa</text:p>
      <text:p text:style-name="P18">ydinvoimalaitosten (Olkiluoto 1 &amp; 2 sekä Loviisa 1 &amp; 2) käytetyn ydinpolttoaineen</text:p>
      <text:p text:style-name="P19">huollon voimalaitosalueella tapahtuvan välivarastoinnin jälkeisistä toimenpiteistä.</text:p>
      <text:p text:style-name="P20">Suunniteltu loppusijoituslaitos koostuu maanpäällisestä kapselointilaitoksesta apu- ja</text:p>
      <text:p text:style-name="P21">oheistiloineen sekä n. 400–700 metrin syvyyteen kallioperään louhittavista loppusijoitus­tiloista. Käytetty ydinpolttoaine sijoitettaisiin loppusijoitustiloihin kuparikapseleihin kap­seloituna.</text:p>
      <text:p text:style-name="P22"/>
      <text:p text:style-name="P23">Alkuperäisen hakemuksen mukaan kapselointilaitoksella käsiteltäisiin vuosittain 100–</text:p>
      <text:p text:style-name="P24">250 tonnia uraania ja loppusijoitettavan käytetyn ydinpolttoaineen kokonaisuraanimäärä</text:p>
      <text:p text:style-name="P25">olisi 2600–9000 tonnia. Hakemuksesta ilmenee, että arvioitu enimmäismäärä 9000 tonnia</text:p>
      <text:p text:style-name="P26">sisältäisi Suomen nykyisistä neljästä ydinvoimalaitosyksiköstä 40–60 vuoden käyttöaikana</text:p>
      <text:p text:style-name="P27">kertyvän sekä lisäksi kahdesta mahdollisesta uudesta Suomeen rakennettavasta ydinvoi­malaitosyksiköstä 60 vuoden käyttöiän aikana kertyvän käytetyn ydinpolttoaineen.</text:p>
      <text:p text:style-name="P28">Hakemusta täsmentävässä kirjeessään Posiva Oy on pyytänyt, että valtioneuvosto ratkaisisi</text:p>
      <text:p text:style-name="P29">erikseen hakemuksen siltä osin, kuin se koskee nykyisten ydinvoimalaitosten toiminnassa syntyvän käytetyn ydinpolttoaineen, enintään noin 4000 tonnia uraania vastaavan määrän loppusijoittamista, ja siirtäisi hakemuksen siltä osin kuin se koskee Teollisuuden Voima Oy:n vireillä olevan, uuden ydinvoimalaitoksen rakentamista koskevan periaatepäätösha­kemuksen mukaisen laitoksen käytetyn ydinpolttoaineen, enintään noin 2500 tonnia, lop­pusijoittamista ratkaistavaksi kyseisen, Teollisuuden Voima Oy:n periaatepäätöshakemuk­sen käsittelyn yhteydessä. Samalla kirjeellään Posiva Oy on ilmoittanut rajaavansa periaa­tepäätöshakemuksensa koskemaan ainoastaan edellä mainittujen viiden laitoksen toimin­nassa syntyvän käytetyn ydinpolttoaineen<text:s/>loppusijoitusta.</text:p>
      <text:p text:style-name="P30"/>
      <text:p text:style-name="P31">Täsmentävä kirje huomioon otettuna Posiva Oy:n hakemuksen kohteena on loppusijoitus­laitos, jossa loppusijoitettavan käytetyn ydinpolttoaineen kokonaisuraanimäärä on enintään noin 6500 tonnia.</text:p>
      <text:p text:style-name="P32"/>
      <text:p text:style-name="P33">Loppusijoituslaitoksen rakentaminen alkaisi<text:s/>vuoden 2010 jälkeen ja käyttövaihe vuonna</text:p>
      <text:p text:style-name="P34">2020.</text:p>
      <text:p text:style-name="P35"/>
      <text:p text:style-name="P36"/>
      <text:p text:style-name="P37">Hakijayhtiö on esittänyt perusteluina loppusijoituslaitoksen rakentamiselle seuraavaa:</text:p>
      <text:p text:style-name="P38"/>
      <text:p text:style-name="P39"><text:span text:style-name="T40">-<text:s/></text:span>Ydinenergialain 6 a §:n mukaan ydinjätteet, jotka ovat syntyneet Suomessa tapahtuneen ydinenergian käytön yhteydessä tai seurauksena on käsiteltävä, varastoitava ja sijoitettava pysyväksi tarkoitetulla tavalla Suomeen.</text:p>
      <text:p text:style-name="P41"/>
      <text:p text:style-name="P42"><text:span text:style-name="T43">-<text:s/></text:span>Vastuu ydinjätehuollon toteuttamisesta on jätteen tuottajilla, jotka ydinenergialain mu­kaan ovat jätehuoltovelvollisia. Käytetyn ydinpolttoaineen jälkihuolto on osa ydinenergia­lain 9 §:n mukaisesti ydinvoimalaitoksen luvanhaltijalle koituvasta huolehtimisvelvolli­suudesta. Teollisuuden Voima Oy:n ja Fortum Power and Heat Oy:n omistaman hakijayh­tiö Posiva Oy:n tehtävänä on yhtiöiden käytetyn ydinpolttoaineen loppusijoitus eli sijoit­taminen pysyväksi tarkoitetulla tavalla Suomen kallioperään mukaan lukien loppusijoituk­sen edellyttämä tutkimus- ja kehitystyö.</text:p>
      <text:p text:style-name="P44"/>
      <text:p text:style-name="P45"><text:span text:style-name="T46">-<text:s/></text:span>Käytetty ydinpolttoaine varastoidaan tällä hetkellä Olkiluodon ja Loviisan ydinvoima­laitosalueilla vesialtaisiin. Vesiallasvarastointia ei voida katsoa ydinenergialain 6 §:n ja ydinenergia-asetuksen (161/1988) 76 §:n edellyttämäksi pysyväksi tarkoitetuksi sijoittami­seksi Suomen maa- tai kallioperään. Koska Suomen oloissa maaperään tapahtuvaa<text:s/>sijoi­tusta tuskin voidaan pitää turvallisena pitkällä aikavälillä, jää ainoaksi ydinenergia-asetuk­sen 76 §:n mukaiseksi periaatteelliseksi vaihtoehdoksi kallioon tapahtuva loppusijoitus.</text:p>
      <text:p text:style-name="P47"/>
      <text:p text:style-name="P48"><text:span text:style-name="T49">-<text:s/></text:span>Eduskunta on syksyllä 1997 hyväksymässään energiapoliittisessa selonteossa korostanut</text:p>
      <text:p text:style-name="P50">ydinjätehuollon järjestämisen tärkeyttä ja käytetyn ydinpolttoaineen loppusijoituspaikan valintaa voimassaolevan aikataulun mukaisesti. Valtioneuvosto on vuonna 1983 tekemäs­sään ydinjätehuollon tutkimus-, selvitys- ja<text:s/>suunnittelutyön tavoitteita koskevassa periaa­tepäätöksessä todennut, että vuoden 2000 loppuun mennessä olisi oltava selvitettynä ja va­littuna sellainen loppusijoituspaikka, johon loppusijoitustilat voidaan tarvittaessa rakentaa.</text:p>
      <text:p text:style-name="P51"/>
      <text:p text:style-name="P52"><text:span text:style-name="T53">-<text:s/></text:span>Käytetty ydinpolttoaine voitaisiin periaatteessa myös jälleenkäsitellä. Loppusijoitusvel­voite koskisi silloin jälleenkäsittelyssä syntynyttä ydinjätettä, josta osa on runsasaktiivista ja verrattavissa käytettyyn ydinpolttoaineeseen.</text:p>
      <text:p text:style-name="P54"/>
      <text:p text:style-name="P55"><text:span text:style-name="T56">-<text:s/></text:span>Tutkimusvaiheessa olevat menetelmät, joilla pyritään muuttamaan ydinjätteitä vaaratto­mammiksi, eivät arvioiden mukaan lähivuosikymmeninä johda teknologioihin, joilla pääs­täisiin eroon kaikista ydinjätteistä ja loppusijoittamisen tarpeesta.</text:p>
      <text:p text:style-name="P57"/>
      <text:soft-page-break/>
      <text:p text:style-name="P58"><text:span text:style-name="T59">-<text:s/></text:span>Ydinenergian tuotannon seurauksena syntyvistä radioaktiivisista jätteistä on huolehditta­va niin, ettei niistä ole vaaraa ihmiselle eikä elolliselle luonnolle, sekä niin, ettei tuleville sukupolville aiheudu kohtuuttomia rasitteita ja etteivät ennustetut vaikutukset tulevien su­kupolvien terveyteen ole suuremmat kuin tällä hetkellä hyväksyttävänä pidetyt vaikutukset.</text:p>
      <text:p text:style-name="P60"/>
      <text:p text:style-name="P61">Hakijayhtiö toteaa hakemuksessaan lisäksi, että</text:p>
      <text:p text:style-name="P62"/>
      <text:p text:style-name="P63"><text:span text:style-name="T64">-<text:s/></text:span>Suunniteltu loppusijoitusratkaisu täyttää esitetyt turvallisuusvaatimukset ja sen avulla vältetään rasitteiden aiheuttaminen tuleville sukupolville. Ratkaisun turvallisuutta on arvi­oitu laajoissa tutkimuksissa sekä Suomessa että ulkomailla 1980- luvulta lähtien. Ratkai­sulla myös poistetaan huolehtimisvelvoite tulevilta sukupolvilta. <text:s/>nKäytetyn ydinpolttoai­neen loppusijoitusvaiheen päätyttyä loppusijoitustilat voidaan sulkea lopullisesti niin, ettei ydinpolttoaineesta aiheudu uhkaa ihmisille tai luonnolle. Ydinpolttoaine voidaan toisaalta myös palauttaa maan pinnalle.</text:p>
      <text:p text:style-name="P65"/>
      <text:p text:style-name="P66"><text:span text:style-name="T67">-<text:s/></text:span>Laitoksen terveys- ja ympäristövaikutukset on pessimistisimmissäkin arvioinneissa to­dettu merkityksettömän pieniksi.</text:p>
      <text:p text:style-name="P68"/>
      <text:p text:style-name="P69"><text:span text:style-name="T70">-<text:s/></text:span>Laitoksen toiminta ja siihen liittyvät kuljetukset voidaan järjestää niin, että aiheutuvat ympäristövaikutukset ja turvallisuusriskit jäävät merkityksettömän pieniksi.</text:p>
      <text:p text:style-name="P71"/>
      <text:p text:style-name="P72"><text:span text:style-name="T73">-<text:s/></text:span>Suomen<text:s/>kallioperäolosuhteisiin soveltuvat tekniset ratkaisut loppusijoitustiloja varten on kehitetty.</text:p>
      <text:p text:style-name="P74"/>
      <text:p text:style-name="P75"><text:span text:style-name="T76">-<text:s/></text:span>Sijoituspaikkatutkimusten tulokset osoittavat Eurajoen Olkiluodon kallioperän soveltu­van loppusijoitukseen.</text:p>
      <text:p text:style-name="P77"/>
      <text:p text:style-name="P78"><text:span text:style-name="T79">-<text:s/></text:span>Eurajoen Olkiluodossa on varastoituna suurin osa tällä hetkellä olemassa olevasta käy­tetystä ydinpolttoaineesta ja nykyisessä ydinvoimalaitosten käyttötilanteessa Olkiluodossa myös syntyy tulevaisuudessa enemmän loppusijoitettavaa käytettyä polttoainetta kuin Lo­viisassa. Loppusijoituslaitoksen sijoittamisella Olkiluotoon voidaan minimoida ydinpoltto­aineen kuljetukset.</text:p>
      <text:p text:style-name="P80"/>
      <text:p text:style-name="P81"><text:span text:style-name="T82">-<text:s/></text:span>Eurajoen kunnassa vallitseva asenneilmapiiri tarjoaa hankkeen valmistelulle hyvät edel­lytykset.</text:p>
      <text:p text:style-name="P83"/>
      <text:p text:style-name="P84"><text:span text:style-name="T85">-<text:s/></text:span>Loppusijoitusratkaisu jättää käytännössä joka tapauksessa vielä vuosikymmeniä aikaa loppusijoitusmenetelmän jatkokehitykselle samoin kuin mahdolliselle harkinnalle suunni­telmien muuttamisesta.</text:p>
      <text:p text:style-name="P86"/>
      <text:p text:style-name="P87"><text:span text:style-name="T88">-<text:s/></text:span>Posiva Oy:n osakasyhtiöt rahastoivat jätehuoltovelvollisina varat ydinjätehuollon tulevia kustannuksia varten Valtion ydinjätehuoltorahastoon ydinenergialaissa määriteltyjen peri­aatteiden mukaisesti.</text:p>
      <text:p text:style-name="P89"/>
      <text:p text:style-name="P90">Hakemukseen on liitetty ydinenergia-asetuksen 24 §:n edellyttämät selvitykset.</text:p>
      <text:p text:style-name="P91"/>
      <text:soft-page-break/>
      <text:p text:style-name="P92"><text:span text:style-name="T93">Hakemuksen käsittely ja päätöksen tekoa edeltäneet toimenpiteet</text:span></text:p>
      <text:p text:style-name="P94"/>
      <text:p text:style-name="P95"><text:span text:style-name="T96">Kuuleminen</text:span></text:p>
      <text:p text:style-name="P97"/>
      <text:p text:style-name="P98"><text:span text:style-name="T99">Ydinenergialain 13 §:n<text:s/></text:span><text:span text:style-name="T100">mukainen yleinen kuuleminen</text:span></text:p>
      <text:p text:style-name="P101"/>
      <text:p text:style-name="P102">Hakija on jakanut laatimansa, kauppa- ja teollisuusministeriön tarkastaman loppusijoitus­hanketta koskevan, alkuperäisen hakemuksen mukaista laitosta kuvaavan yleispiirteisen selvityksen jokaiseen talouteen Eurajoen kunnassa ja<text:s/>sen naapurikunnissa. Yleispiirteinen selvitys on ollut yleisesti saatavilla hanketta koskevissa, kauppa- ja teollisuusministeriön julkisissa ilmoituksissa mainituissa paikoissa. Hankkeen vireilläolosta on kuulutettu Eura­joen, Euran, Kiukaisten, Lapin, Luvian ja Nakkilan kuntien sekä Rauman kaupungin il­moitustauluilla. Hankkeen vireilläolosta on lisäksi ilmoitettu seuraavissa lehdissä: Helsin­gin Sanomat, Hufvudstadsbladet, Länsi- Suomi, Satakunnan Kansa ja Uusi-Rauma. Ydin­energialain edellyttämä julkinen kuulemistilaisuus järjestettiin Eurajoella 9.11.1999. Kir­jallinen kooste tilaisuudessa esitetyistä mielipiteistä sisältyy tämän päätöksen liitteeseen.</text:p>
      <text:p text:style-name="P103"/>
      <text:p text:style-name="P104"><text:span text:style-name="T105">Periaatepäätöshakemuksesta pyydetyt lausunnot</text:span></text:p>
      <text:p text:style-name="P106"/>
      <text:p text:style-name="P107">Kauppa- ja teollisuusministeriö on hankkinut alkuperäisestä hakemuksesta ydinenergialain 12 §:n mukaisesti lausunnon ympäristöministeriöltä sekä Eurajoen kunnan kunnanval­tuustolta ja Eurajoen naapurikunnilta. Ydinenergia-asetuksen 25 §:n mukaisesti ministeriö on pyytänyt hakemuksesta lausunnon seuraavilta tahoilta: sisäasiainministeriö,</text:p>
      <text:p text:style-name="P108">puolustusministeriö, Länsi-Suomen lääninhallitus, Satakuntaliitto, Lounais-Suomen</text:p>
      <text:p text:style-name="P109">ympäristökeskus ja ydinenergianeuvottelukunta. Kauppa- ja teollisuusministeriö on lisäksi pyytänyt lausunnon seuraavilta tahoilta: sosiaali- ja<text:s/>terveysministeriö, valtiovarainministe­riö, liikenneministeriö, Suomen ympäristökeskus, Loviisan kaupunki, Energia-alan Kes­kusliitto ry Finergy ja Suomen luonnonsuojeluliitto. Ministeriö on lisäksi lähettänyt peri­aatepäätöshakemuksen tiedoksi mahdollista<text:s/>lausuntoa varten seuraaville tahoille: Teolli­suuden ja Työnantajain keskusliitto, Suomen yrittäjät, Maa- ja metsätaloustuottajien Kes­kusliitto MTK ry, Suomen Ammattiliittojen Keskusjärjestö SAK ry, AKAVA ry, Toimi­henkilökeskusjärjestö STTK ry, Svenska<text:s/>Lantsbruksproducenternas Centralförbund.</text:p>
      <text:p text:style-name="P110"/>
      <text:p text:style-name="P111">Kaikista lausunnoista on tehty yhteenveto, joka sisältyy tämän päätöksen liitteeseen.</text:p>
      <text:p text:style-name="P112"/>
      <text:p text:style-name="P113"><text:span text:style-name="T114">Ilmoitus Ruotsin viranomaisille</text:span></text:p>
      <text:p text:style-name="P115"/>
      <text:p text:style-name="P116">Suomen, Norjan, Ruotsin ja Tanskan välillä 15 päivänä marraskuuta 1976 tehdyn, maiden</text:p>
      <text:p text:style-name="P117">välisten<text:s/>rajojen läheisyyteen rakennettavien ydinlaitosten turvallisuuskysymyksiin liittyvän yhteydenoton suuntaviivoja koskevan sopimuksen (SopS 19/1977) mukaisesti on hank­keesta ilmoitettu Ruotsin viranomaisille. Näiden puolesta lausunnon antoi Statens kärnk­raftsinspektion, jonka lausuntoa on selostettu tämän päätöksen liitteenä olevassa</text:p>
      <text:p text:style-name="P118">lausuntoyhteenvedossa.</text:p>
      <text:p text:style-name="P119"/>
      <text:p text:style-name="P120"><text:span text:style-name="T121">Alustava turvallisuusarvio</text:span></text:p>
      <text:p text:style-name="P122"/>
      <text:soft-page-break/>
      <text:p text:style-name="P123">Ydinenergialain 12 §:n mukaisesti kauppa- ja teollisuusministeriö on pyytänyt Säteilytur­vakeskukselta (STUK)<text:s/>hanketta koskevan, ydinenergia-asetuksen 25 §:n 2 momentin mu­kaisen alustavan turvallisuusarvion. Säteilyturvakeskus on liittänyt antamaansa turvalli­suusarvioon ydinenergialain 56 §:n 2 momentissa tarkoitetun neuvottelukunnan (ydintur­vallisuusneuvottelukunta) lausunnon. Alustava turvallisuusarvio on tämän päätöksen liit­teenä. Lisäksi Säteilyturvakeskus on antanut hankkeesta lausunnon, jota samoin kuin Ydinturvallisuusneuvottelukunnan lausuntoa on selostettu tämän päätöksen liitteenä ole­vassa lausuntoyhteenvedossa.</text:p>
      <text:p text:style-name="P124"/>
      <text:p text:style-name="P125"><text:span text:style-name="T126">Muut selvitykset</text:span></text:p>
      <text:p text:style-name="P127"/>
      <text:p text:style-name="P128">Periaatepäätöshakemuksen liitteenä Posiva Oy on toimittanut kauppa- ja teollisuusministe­riölle hanketta koskevan, ympäristövaikutusten arviointimenettelystä annetun lain (468/1994) mukaisen arviointiselostuksen. Laissa määriteltynä yhteysviranomaisena mi­nisteriö on antanut selostuksesta ja sen riittävyydestä lausunnon sekä liittänyt tämän lau­sunnon periaatepäätöksen valmisteluaineistoon. Hallintomenettelylain 15 §:n mukaisesti kauppa- ja teollisuusministeriö on pyytänyt hakijayhtiöltä vastineen hankkeesta annetuista lausunnoista ja alustavasta turvallisuusarviosta. Vastinetta on selostettu tämän päätöksen liitteenä olevassa lausuntoyhteenvedossa. Kauppa- ja teollisuusministeriö on laatinut peri­aatepäätöksen ratkaisemista varten valtioneuvostolle ydinenergia-asetuksen 26 §:n 1 mo­mentissa edellytetyn ydinjätehuoltoa koskevan katsauksen. Katsaus on tämän päätöksen liitteenä.</text:p>
      <text:p text:style-name="P129"/>
      <text:p text:style-name="P130"><text:span text:style-name="T131">Päätöksen tekoon sovellettavat lainkohdat</text:span></text:p>
      <text:p text:style-name="P132"/>
      <text:p text:style-name="P133">Ydinenergialain 14 §:n 1 momentissa säädetään, että ennen<text:s/>kuin valtioneuvosto tekee</text:p>
      <text:p text:style-name="P134">lain 11 §:ssä tarkoitetun periaatepäätöksen, sen on todettava, että</text:p>
      <text:p text:style-name="P135"/>
      <text:p text:style-name="P136"><text:span text:style-name="T137">-<text:s/></text:span>suunnitellun ydinlaitoksen sijaintikunta on lain 12 §:ssä tarkoitetussa lausunnossaan</text:p>
      <text:p text:style-name="P138">puoltanut ydinlaitoksen rakentamista, ja että</text:p>
      <text:p text:style-name="P139"/>
      <text:p text:style-name="P140"><text:span text:style-name="T141">-<text:s/></text:span>esiin ei ole tullut seikkoja, jotka osoittaisivat, ettei ole riittäviä edellytyksiä rakentaa</text:p>
      <text:p text:style-name="P142">ydinlaitosta siten kuin lain 6 §:ssä edellytetään. Kyseisen 6 §:n mukaan ydinenergian</text:p>
      <text:p text:style-name="P143">käytön on oltava turvallista eikä siitä saa aiheutua vahinkoa ihmisille, ympäristölle tai<text:s/>omaisuudelle.</text:p>
      <text:p text:style-name="P144"/>
      <text:p text:style-name="P145">Ydinenergialain 14 §:n 2 momentissa säädetään, että jos valtioneuvosto on todennut 1</text:p>
      <text:p text:style-name="P146">momentissa säädettyjen edellytysten täyttyneen, sen on harkittava periaatepäätöstä yhteis­kunnan kokonaisedun kannalta ja otettava huomioon ydinlaitoksesta<text:s/>aiheutuvat hyödyt ja haitat, kiinnittäen erityisesti huomiota 1) ydinlaitoksen tarpeellisuuteen maan</text:p>
      <text:p text:style-name="P147">energiahuollon kannalta, 2) ydinlaitoksen suunnitellun sijaintipaikan sopivuuteen ja</text:p>
      <text:p text:style-name="P148">ydinlaitoksen ympäristövaikutuksiin sekä 3) ydinpolttoaine- ja ydinjätehuollon järjestämi­seen.</text:p>
      <text:p text:style-name="P149"/>
      <text:p text:style-name="P150"><text:span text:style-name="T151">Hakemuksen osittainen siirtäminen</text:span></text:p>
      <text:p text:style-name="P152"/>
      <text:p text:style-name="P153">Valtioneuvosto siirtää hakijayhtiön pyynnöstä hakemuksen ratkaisemisen siltä osin kuin</text:p>
      <text:p text:style-name="P154">se koskee Suomeen mahdollisesti rakennettavan uuden ydinvoimalaitoksen toiminnassa</text:p>
      <text:p text:style-name="P155">syntyvän<text:s/>käytetyn ydinpolttoaineen loppusijoitusta ratkaistavaksi vireillä olevan, Teolli­suuden Voima Oy:n jättämän uuden ydinvoimalaitoksen rakentamista koskevan periaate­päätöshakemuksen käsittelyn yhteydessä.</text:p>
      <text:p text:style-name="P156"/>
      <text:p text:style-name="P157"><text:span text:style-name="T158">Periaatepäätöksen ennakkoedellytysten täyttyminen</text:span></text:p>
      <text:p text:style-name="P159"/>
      <text:p text:style-name="P160"><text:span text:style-name="T161">Eurajoen kunnan lausunto</text:span></text:p>
      <text:p text:style-name="P162"/>
      <text:p text:style-name="P163">Eurajoen kunnanvaltuusto on antanut hankkeesta lausunnon, jossa se puoltaa hakemuk­sessa esitetyn loppusijoituslaitoksen rakentamista Eurajoen Olkiluotoon. Kunnanvaltuuston päätös Eurajoen kunnan puoltavasta lausunnosta tuli lainvoimaiseksi</text:p>
      <text:p text:style-name="P164">17.11.2000.</text:p>
      <text:p text:style-name="P165"/>
      <text:p text:style-name="P166"><text:span text:style-name="T167">Edellytykset rakentaa laitos ydinenergialain 6 §:n mukaiseksi</text:span></text:p>
      <text:p text:style-name="P168"/>
      <text:p text:style-name="P169">Säteilyturvakeskuksen tekemässä alustavassa turvallisuusarviossa ei ole tullut esiin</text:p>
      <text:p text:style-name="P170">seikkoja, jotka osoittaisivat, ettei ole riittäviä edellytyksiä rakentaa esitettyä loppusijoitus­laitosta siten, että laitos on turvallinen ja että siitä ei aiheudu vahinkoa ihmisille, ympäris­tölle tai omaisuudelle. Turvallisuusarvion johtopäätöksenä Säteilyturvakeskus toteaa, että myönteisen periaatepäätöksen tekeminen tässä vaiheessa on turvallisuuden kannalta pe­rusteltua.</text:p>
      <text:p text:style-name="P171"/>
      <text:p text:style-name="P172">Ympäristövaikutusten arviointiselostuksen mukaan loppusijoituslaitoksen ympäristövai­kutukset jäävät vähäisiksi eikä laitoksesta aiheutuisi terveydellistä haittaa ihmisille. Yh­teysviranomaisena antamassaan lausunnossa kauppa- ja teollisuusministeriö totesi hanketta koskevan ympäristövaikutusten arviointiselostuksen olevan hankkeen nykyvaiheen huomi­oon ottaen riittävän laaja-alainen ja yksityiskohtainen sekä ministeriön</text:p>
      <text:p text:style-name="P173">näkemyksen mukaan täyttävän ympäristövaikutusten arviointimenettelystä annetun lain</text:p>
      <text:p text:style-name="P174">ja asetuksen vaatimukset sekä hankkeen ympäristövaikutusten arviointiohjelmassa asetetut</text:p>
      <text:p text:style-name="P175">tavoitteet. Hakemuksesta annetuissa lausunnoissa ei ole tuotu esiin seikkoja, jotka osoittai­sivat, että loppusijoituslaitosta ei<text:s/>voitaisi rakentaa turvalliseksi tai että siitä olisi haittaa ympäristölle, ihmisille tai omaisuudelle.</text:p>
      <text:p text:style-name="P176"/>
      <text:p text:style-name="P177">Säteilyturvakeskuksen alustavaan turvallisuusarvioon, annettuihin lausuntoihin, ympäris­tövaikutusten arviointiselostukseen sekä selostusta koskevaan yhteysviranomaisen</text:p>
      <text:p text:style-name="P178">lausuntoon ja hakijan hakemukseen liittämiin, ydinenergia-asetuksen 24 §:n mukaisiin</text:p>
      <text:p text:style-name="P179">selvityksiin viitaten valtioneuvosto toteaa, ettei ole tullut esiin seikkoja, jotka osoittaisivat,</text:p>
      <text:p text:style-name="P180">että ei ole riittäviä edellytyksiä rakentaa suunniteltu loppusijoituslaitos siten kuin ydin­energialain 6 §:ssä edellytetään.</text:p>
      <text:p text:style-name="P181"/>
      <text:p text:style-name="P182"><text:span text:style-name="T183">Periaatepäätöksen harkinta</text:span></text:p>
      <text:p text:style-name="P184"/>
      <text:soft-page-break/>
      <text:p text:style-name="P185">Valtioneuvosto on todennut, että suunnitellun ydinlaitoksen sijaintikunta Eurajoki on</text:p>
      <text:p text:style-name="P186">puoltanut laitoksen rakentamista ja että ei ole tullut esiin<text:s/>seikkoja, jotka osoittaisivat,</text:p>
      <text:p text:style-name="P187">että laitosta ei voitaisi rakentaa siten kuin ydinenergialain 6 § edellyttää, ja harkinnut</text:p>
      <text:p text:style-name="P188">hankkeen hyötyjä ja haittoja yhteiskunnan kokonaisedun kannalta ja päättänyt tehdä 11</text:p>
      <text:p text:style-name="P189">päivänä joulukuuta 1987 annetun ydinenergialain<text:s/>(990/1987) 11 §:n nojalla periaatepää­töksen suunnitellun ydinlaitoksen rakentamisesta.</text:p>
      <text:p text:style-name="P190"/>
      <text:p text:style-name="P191"><text:span text:style-name="T192">Periaatepäätös</text:span></text:p>
      <text:p text:style-name="P193"/>
      <text:p text:style-name="P194">Suomen nykyisten ydinvoimalaitosten toiminnassa syntyvän käytetyn ydinpolttoaineen</text:p>
      <text:p text:style-name="P195">loppusijoituslaitoksen, sellaisena kuin hakemuksen laitoskuvaus sen<text:s/>keskeisiltä toimintape­riaatteiltaan ja turvallisuuden varmistamiseen liittyviltä ratkaisuiltaan esittää, rakentaminen Eurajoen kunnan Olkiluotoon on yhteiskunnan kokonaisedun mukaista.</text:p>
      <text:p text:style-name="P196">Tämän periaatepäätöksen nojalla loppusijoitustiloja voidaan rakentaa enintään sille</text:p>
      <text:p text:style-name="P197">määrälle käytettyä ydinpolttoainetta kuin Suomen nykyisten ydinvoimalaitosten kulloinkin</text:p>
      <text:p text:style-name="P198">voimassa olevien käyttölupien perusteella arvioidut loppusijoitustarpeet edellyttävät</text:p>
      <text:p text:style-name="P199">niin, että loppusijoitettavan ydinpolttoaineen määrä kokonaisuudessaan on enintään</text:p>
      <text:p text:style-name="P200">noin 4000 tonnia. Tämä loppusijoituslaitosta koskeva periaatepäätös merkitsee, että hanke voi edetä maanalaisten tutkimustilojen rakentamiseen ja paikkakohtaisiin tarkempiin tut­kimuksiin.</text:p>
      <text:p text:style-name="P201"/>
      <text:p text:style-name="P202"><text:span text:style-name="T203">Periaatepäätöksen voimassaolo</text:span></text:p>
      <text:p text:style-name="P204"/>
      <text:p text:style-name="P205">Tämä periaatepäätös<text:s/>raukeaa, mikäli ydinenergialain 18 §:n mukaista lupaa käytetyn</text:p>
      <text:p text:style-name="P206">ydinpolttoaineen loppusijoituslaitoksen rakentamisen aloittamiseksi Olkiluotoon ei ole</text:p>
      <text:p text:style-name="P207">haettu 15 vuoden kuluessa siitä, kun eduskunta on päättänyt periaatepäätöksen voimaan</text:p>
      <text:p text:style-name="P208">jäämisestä.</text:p>
      <text:p text:style-name="P209"/>
      <text:p text:style-name="P210"><text:span text:style-name="T211">Periaatepäätöksen vaikutuksia</text:span></text:p>
      <text:p text:style-name="P212"/>
      <text:p text:style-name="P213">Hankkeen toteuttaminen edellyttää ydinenergialain mukaan valtioneuvoston myöntämää</text:p>
      <text:p text:style-name="P214">rakentamislupaa ja myöhemmin käyttölupaa, joiden yhteydessä hanketta jälleen tarkastel­laan yhteiskunnan kokonaisedun kannalta. Lupien myöntämisen edellytyksenä on</text:p>
      <text:p text:style-name="P215">myös muun muassa, että hanke on turvallinen eikä siitä aiheudu vahinkoa ihmisille, ympä­ristölle tai omaisuudelle. Tästä loppusijoituslaitosta koskevasta periaatepäätöksestä</text:p>
      <text:p text:style-name="P216">ei seuraa oikeutta korvaukseen, jos<text:s/>rakentamislupaa ei myönnetä. Loppusijoituslaitoksen rakentamislupakäsittelyä varten luvanhakijan on toimitettava viranomaisille mm. useita ydinenergialain ja -asetuksen mukaisia, laitoksen turvallisuuden osoittavia selvityksiä sekä ajantasaiset selvitykset<text:s/>laitoksen ympäristövaikutuksista ja niistä suunnitteluperusteista, joita hakija aikoo noudattaa ympäristövahinkojen välttämiseksi ja ympäristörasituksen ra­joittamiseksi. Hankkeen ympäristövaikutusten selvityksissä hakijan on esitettävä tarken­netut selvitykset ydinpolttoaineen kuljetusvaihtoehtojen turvallisuudesta ja vaikutuksista ympäristöön sekä osoitettava, että kuljetukset voidaan toteuttaa turvallisesti ja niin, että vaarallisten aineiden kuljetuksesta annetun lain (719/1994) sekä sen nojalla annettujen säännösten vaatimukset tulevat täytetyiksi. Valtioneuvosto on päätöksessään käytetyn<text:s/><text:soft-page-break/>ydinpolttoaineen loppusijoituksen turvallisuudesta (478/1999) säätänyt hankkeeseen so­vellettavista turvallisuusvaatimuksista ja niiden täyttymisen osoittamisesta. Hankkeesta vastaavan on luotettavin selvityksin osoitettava laitoksen käytön turvallisuus sekä lyhyellä että pitkällä aikavälillä. Näihin sisältyy selvitys teknisten vapautumisesteiden toimivuu­desta (muun muassa kapselit ja loppusijoitustilojen täyteaineet)<text:s/>vallitsevissa loppusijoitus­olosuhteissa ottaen huomioon muun muassa suolaisen veden ja ydinpolttoaineesta vapau­tuvan lämmön vaikutukset. Kyseisen päätöksen mukaan pitkäaikaisturvallisuuden tulee pe­rustua toisiaan varmistaviin vapautumisesteisiin siten,<text:s/>että yhden vapautumisesteen toi­mintakyvyn vajavuus tai ennustettavissa oleva geologinen muutos ei vaaranna pitkäai­kaisturvallisuutta. Hakijan tulee esittää selvitys siitä, että loppusijoitusalueen kallioperässä tai sen kautta ei tapahdu radioaktiivisten<text:s/>aineiden kulkeutumista ympäristöön niin, että niistä voisi lyhyellä tai pitkällä aikavälillä aiheutua haittaa ihmisille, omaisuudelle tai ym­päristölle mukaan lukienmeriympäristö. Ympäristövaikutusten selvityksissä on otettava huomioon myös mahdolliset vaikutukset eläin- ja kasvilajeihin. Lisäksi selvityksissä on otettava huomioon kaikki kemialliset ja fysikaaliset prosessit ja vuorovaikutukset, joilla voi olla merkitystä loppusijoituksen turvallisuudelle. Valtioneuvoston edellä mainitun päätöksen mukaan loppusijoitus tulee suunnitella siten, että pitkäaikaisturvallisuuden var­mistaminen ei edellytä loppusijoituspaikan valvontaa ja että loppusijoitustila on avattavis­sa, mikäli kehittynyt tekniikka tekee sen tarkoituksenmukaiseksi. Hakemuksen mukaan loppusijoitus on suunniteltu niin, että loppusijoitettujen kapseleiden palautus maan pinnalle on teknisesti mahdollista hankkeen kaikissa vaiheissa. Hankkeesta vastaavan on ennen mahdollista rakentamislupaa esitettävä tarkennetut, riittävän yksityiskohtaiset selvitykset ja suunnitelmat loppusijoitustilojen avattavuudesta ja siihen vaikuttavista tekijöistä sekä ava­ustekniikasta ja avaamisen turvallisuudesta. Samoin on esitettävä ajantasainen arvio avaa­misen kustannuksista. Näissä suunnitelmissa on otettava huomioon se, ettei pitkäaikaistur­vallisuus saa heikentyä avattavuuden ja palautettavuuden seurauksena.</text:p>
      <text:p text:style-name="P217">Tämä periaatepäätös ei millään tavalla rajoita kauppa- ja teollisuusministeriön mahdolli­suuksia tehdä ydinenergialain 28 §:n nojalla ydinjätehuollon periaatteita koskevia uusia päätöksiä, joiden mukaisesti voidaan esimerkiksi velvoittaa ydinvoimayhtiöt seuraamaan hakemuksessa esitetystä ratkaisusta poikkeavien käytetyn ydinpolttoaineen</text:p>
      <text:p text:style-name="P218">huollon menetelmien kehitystä ja raportoimaan ministeriölle menetelmäkehityksen</text:p>
      <text:p text:style-name="P219">mahdollisista vaikutuksista tämän periaatepäätöksen mukaisen loppusijoitusratkaisun</text:p>
      <text:p text:style-name="P220">tarkoituksenmukaisuuteen. Ydinenergia-asetuksen 74 §:n mukaisesti ydinenergialain 28 §:ssä säädetyn tarkoituksen toteuttamiseksi on jätehuoltovelvollisen toimitettava<text:s/>vuosittain kauppa- ja teollisuusministeriölle ydinvoimayhtiöiden ydinjätehuoltoa ja siten myös loppu­sijoituksen suunnittelua ja toteutusta koskevat suunnitelmat. Mainitun asetuksen 74 §:ssä todetaan myös, että suunnitelma voidaan vaatia tehtäväksi muulloinkin, mikäli aihetta sii­hen katsotaan olevan. Ministeriö on ydinvoimayhtiöiden ydinjätehuollon selvityksistä an­tamassaan päätöksessä 29.6.2000 todennut, että vuosien 2001-2004 loppusijoitusta koske­va, Posiva Oy:n voimayhtiöiden puolesta esittämä loppusijoituksen tutkimusohjelma on riittävä seuraavan tutkimusohjelman pohjaksi edellyttäen, että valtioneuvosto tekee han­ketta koskevan myönteisen periaatepäätöksen ja eduskunta sen hyväksyy. Seuraavissa tut­kimusohjelmaa koskevissa päätöksissään ministeriö ottaa huomioon jäljellä olevat tutki­mustarpeet, hankkeen vaiheen ja loppusijoitushankkeen suunnitellun aikataulun.</text:p>
      <text:p text:style-name="P221">Tämän periaatepäätöksen perusteella rakennettavassa laitoksessa voidaan siinä tapaukses­sa, että se turvallisuusnäkökohtien perusteella on tarpeellista, käsitellä ja sinne loppusijoit­taa luvanhaltijan ja ydinturvallisuusviranomaisen suostumuksella myös Suomen</text:p>
      <text:soft-page-break/>
      <text:p text:style-name="P222">nykyisillä ydinvoimalaitoksilla ydinpolttoaineen käytön seurauksena syntynyttä muuta</text:p>
      <text:p text:style-name="P223">ydinjätettä, jonka ympäristö- ja muilla vaikutuksilla ei ole kyseisen materiaalin määrä ja</text:p>
      <text:p text:style-name="P224">kokonaisaktiivisuus huomioon ottaen merkitystä loppusijoituksen turvallisuuden kannalta.</text:p>
      <text:p text:style-name="P225">Loppusijoituslaitoksen rakentamislupaa haettaessa vaaditaan ydinenergialain ja - asetuksen mukaisesti esitettäväksi yksityiskohtaiset tekniset suunnitelmat, turvallisuusselvitykset ja selvitykset ympäristövaikutuksista kaikkien jätteiden osalta, jotka loppusijoituslaitokseen</text:p>
      <text:p text:style-name="P226">aiotaan sijoittaa.</text:p>
      <text:p text:style-name="P227"/>
      <text:p text:style-name="P228"><text:span text:style-name="T229">Periaatepäätöksen perustelut</text:span></text:p>
      <text:p text:style-name="P230"/>
      <text:p text:style-name="P231">Ydinenergian käyttö edellyttää ydinenergialain mukaista lupaa ja lain mukaan luvanhalti­jan, jonka toiminnan seurauksena syntyy tai on syntynyt ydinjätettä, on velvollinen huo­lehtimaan kaikista toimintansa seurauksena syntyvien ydinjätteiden ydinjätehuoltoon kuu­luvista toimenpiteistä ja niiden asianmukaisesta valmistelemisesta sekä vastaamaan niiden kustannuksista. Mainitusta velvollisuudesta seuraa ydinenergiaa tuottavien yhtiöiden vel­vollisuus vastata myös laitostensa käytetyn ydinpolttoaineen huollosta. Ydinenergialain 6 a §:ssa puolestaan on säädetty, että<text:s/>ydinjätteet, jotka ovat syntyneet Suomessa tapahtuneen ydinenergian käytön yhteydessä tai seurauksena, on käsiteltävä, varastoitava ja sijoitettava pysyväksi tarkoitetulla tavalla Suomeen. Suomessa on loppusijoitukseen tähdäten jo parin­kymmenen vuoden ajan pitkäjänteisesti tehty valmisteluja, joita ovat ohjanneet muun muassa</text:p>
      <text:p text:style-name="P232"/>
      <text:p text:style-name="P233"><text:span text:style-name="T234">-<text:s/></text:span>valtioneuvoston vuonna 1983 tekemä ydinjätehuollon tutkimuksen, selvityksen ja</text:p>
      <text:p text:style-name="P235">suunnittelutyön tavoitteita koskeva periaatepäätös, jonka mukaan Suomessa mahdollisesti</text:p>
      <text:p text:style-name="P236">tapahtuvaan käytetyn polttoaineen loppusijoittamiseen on varauduttava siten, että vuoden 2000 loppuun mennessä on, päätöksessä lueteltujen välitavoitteiden kautta, valittu ja sel­vitetty sellainen sijoituspaikka, johon loppusijoitustilat voidaan tarvittaessa rakentaa, ja samoin jonka mukaan loppusijoitustilasta ja mahdollisesta käytetyn polttoaineen kapse­lointilaitoksesta luvanhaltijoiden on varauduttava esittämään valvontaviranomaisille ra­kentamislupaa varten tarvittavat suunnitelmat vuoden 2010 loppuun mennessä;</text:p>
      <text:p text:style-name="P237"/>
      <text:p text:style-name="P238"><text:span text:style-name="T239">-<text:s/></text:span>valtioneuvoston vuonna 1983 tekemät lupapäätökset (34/814/82) Teollisuuden Voima Oy:n ydinvoimalaitosyksiköiden käytön jatkamisesta, joihin sisältyy määräys varautua Suomessa tapahtuvaan, turvallisuus- ja ympäristösuojeluvaatimukset täyttävään loppusi­joittamiseen pitäen suunnittelulähtökohtana sitä, että loppusijoittaminen voidaan aloittaa noin vuodesta 2020;</text:p>
      <text:p text:style-name="P240"/>
      <text:p text:style-name="P241"><text:span text:style-name="T242">-<text:s/></text:span>kauppa- ja teollisuusministeriön vuonna 1991 ja 1995 ydinenergialain nojalla tekemät</text:p>
      <text:p text:style-name="P243">ydinjätehuoltoa koskevat päätökset, joilla edellä mainitun, vuonna 1983 tehdyn periaate­päätöksen loppusijoitukseen tähtäävä toimintaohjelma ja aikataulu on saatettu sekä Teolli­suuden Voima Oy:tä (7/815/91) että Fortum Power and Heat Oy:tä (11/815/95) sitoviksi, ja</text:p>
      <text:p text:style-name="P244"/>
      <text:p text:style-name="P245"><text:span text:style-name="T246">-<text:s/></text:span>valtioneuvoston päätös (478/1999) käytetyn ydinpolttoaineen loppusijoituksen turvalli­suudesta, joka koskee käytetyn ydinpolttoaineen sijoittamista pysyväksi tarkoitetulla ta­valla kallioperään ja jonka mukaan loppusijoitus kokonaisuutena on suunniteltava turvalli­<text:soft-page-break/>suuden kannalta edullisesti, jolloin suunnittelussa on otettava huomioon käytetyn ydin­polttoaineen aktiivisuuden vähentäminen välivarastoinnilla sekä parhaan tekniikan ja tie­teellisen tiedon hyväksikäyttö, mutta jonka mukaan loppusijoitusta ei saa tarpeettomasti siirtää.</text:p>
      <text:p text:style-name="P247"/>
      <text:p text:style-name="P248">Suomen<text:s/>energiataloudessa tai tulevaisuuteen vaikuttavissa energiapoliittisissa päätöksissä, maamme yhteiskuntaoloissa tai yleisessä kansainvälisessä kehityksessä, ydinenergian tuo­tannossa Suomessa ja tuotannossa kertyvän käytetyn ydinpolttoaineen määrässä, Suomen ydinjätehuoltoon ja loppusijoitukseen vaikuttavissa taloudellisissa tekijöissä tai turvalli­suusnäkökohdissa ei ole tapahtunut sellaisia muutoksia eikä selvityksissä tai lausunnoissa tullut esiin sellaisia niitä koskevia seikkoja, joiden perusteella ydinjätehuollon vastuita ja loppusijoitusta koskevia periaatteita, säädöksiä, päätöksiä tai aikatauluja tulisi muuttaa.</text:p>
      <text:p text:style-name="P249"/>
      <text:p text:style-name="P250">Luotettavan ja turvallisen loppusijoitusratkaisun kehittämisen ja sen Suomessa tapahtuvan</text:p>
      <text:p text:style-name="P251">toteutuksen kannalta on edullista, että loppusijoitukseen tähtäävä prosessi jatkuu keskey­tyksittä, jolloin myös suomalaisen teknistieteellisen osaamisen taso ja määrä todennäköi­simmin säilyvät.</text:p>
      <text:p text:style-name="P252"/>
      <text:p text:style-name="P253">Yhteiskunnan sekä lyhyellä että pitkällä aikavälillä tavoiteltavan tasapainoisen kehittämi­sen kannalta on myös tarpeellista huolehtia hyvissä ajoin siitä, että nykysukupolven ydin­energian käytön yhteydessä syntyvän ydinjätteen ja siis myös käytetyn ydinpolttoaineen kertyminen ei muodosta taakkaa tai huolehtimisvelvollisuutta tuleville sukupolville. Mikäli käytetty ydinpolttoaine jälleenkäsiteltäisiin, jäljelle jäisi joka tapauksessa runsasaktiivista ydinjätettä. Säteilyturvakeskus on lausunnossaan todennut, että tähän mennessä esitetyt ratkaisut ydinjätteiden käsittelemiseksi niiden vaarallisuuden vähentämistarkoituksessa (jälleenkäsittely, transmutaatio) eivät poista tarvetta loppusijoittaa runsasaktiivista ydinjä­tettä.</text:p>
      <text:p text:style-name="P254"/>
      <text:p text:style-name="P255">Säteilyturvakeskuksen lausunnon mukaan turvallisuuden kannalta vähiten epävarmuuksia</text:p>
      <text:p text:style-name="P256">sisältävä vaihtoehto Suomen olosuhteissa on käytetyn ydinpolttoaineen loppusijoitus</text:p>
      <text:p text:style-name="P257">kallioperään. Edelleen Säteilyturvakeskuksen mukaan myös lainvastaisen käytön estämisen</text:p>
      <text:p text:style-name="P258">kannalta tarkoituksenmukaisin tapa on eristää käytetty ydinpolttoaine sijoittamalla</text:p>
      <text:p text:style-name="P259">se lopulliseksi tarkoitetulla tavalla syvälle kallioperään.</text:p>
      <text:p text:style-name="P260"/>
      <text:p text:style-name="P261">Posiva Oy:n periaatepäätöshakemuksen jättämisajankohta sekä hakemuksessa hankkeelle esitetty toteuttamistapa ja -aikataulu vastaavat niitä vaatimuksia ja velvoitteita, jotka lain­säädännössä ja sen nojalla on Teollisuuden Voima Oy:lle ja Fortum Power<text:s/>and Heat</text:p>
      <text:p text:style-name="P262">Oy:lle asetettu. Niinikään hankkeen suunnitteluperusteet noudattavat valtioneuvoston</text:p>
      <text:p text:style-name="P263">käytetyn ydinpolttoaineen loppusijoituksen turvallisuutta koskevan päätöksen (478/1999) vaatimuksia eikä ympäristövaikutusten arviointimenettelyssä ole tullut esiin hankkeesta ai­heutuvia valtakunnallisesti merkittäviä ympäristöhaittoja.</text:p>
      <text:p text:style-name="P264"/>
      <text:p text:style-name="P265">Ottaen huomioon edellä todetut ydinjätehuollon vastuut ja velvoitteet sekä loppusijoitusta koskevat ydinenergialain vaatimukset ja muut säädökset sekä lisäksi sen, että suunniteltu loppusijoitusratkaisu on nykytiedon mukaan turvallinen, valtioneuvosto katsoo, että on tar­koituksenmukaista edetä loppusijoitukseen tähtäävässä valmistelutyössä sillä tavalla ja<text:s/><text:soft-page-break/>siinä aikataulussa kuin valtioneuvoston päätöksissä on hahmoteltu. Näin ollen on perus­teltua tehdä Posiva Oy:n täsmennetyssä hakemuksessa esitetyn loppusijoituslaitoksen ra­kentamista koskeva periaatepäätös.</text:p>
      <text:p text:style-name="P266"/>
      <text:p text:style-name="P267">Ydinenergialain 6 b §:n mukaan ydinjätteitä, jotka ovat syntyneet muualla kuin Suomessa tapahtuneen ydinenergian käytön yhteydessä tai seurauksena, ei saa käsitellä, varastoida tai sijoittaa pysyväksi tarkoitetulla tavalla Suomessa. Ei myöskään ole tehty päätöksiä ny­kyisten ydinvoimalaitosten käyttöajan jatkamisesta niiden käyttölupien</text:p>
      <text:p text:style-name="P268">voimassaolon päättymisen jälkeen eikä periaatepäätöksiä uusien ydinvoimalaitosten ra­kentamisesta. Näistä syistä valtioneuvosto katsoo, että loppusijoitustilojen rakentaminen</text:p>
      <text:p text:style-name="P269">etukäteen suuremmalle määrälle käytettyä ydinpolttoainetta kuin syntyy nykyisissä Suo­messa sijaitsevissa ydinvoimalaitoksissa ei tue kansallisen lainsäädännön tarkoitusta.</text:p>
      <text:p text:style-name="P270"/>
      <text:p text:style-name="P271">Valtioneuvosto katsoo lisäksi, ettei ole tarpeellista rakentaa loppusijoitustiloja etukäteen</text:p>
      <text:p text:style-name="P272">enempää kuin käytetyn ydinpolttoaineen huolto laitosten kulloinkin voimassa olevien<text:s/>käyttölupien perusteella edellyttää, sillä siinäkin tapauksessa, että laitosten käyttöaikaa</text:p>
      <text:p text:style-name="P273">jatketaan, loppusijoitusta edeltää riittävän pitkä välivarastointijakso loppusijoitustilojen</text:p>
      <text:p text:style-name="P274">laajentamiseksi.</text:p>
      <text:p text:style-name="P275"/>
      <text:p text:style-name="P276">Valtioneuvosto katsoo, että on<text:s/>hyväksyttävää sekä tekniseltä ja taloudelliselta kannalta</text:p>
      <text:p text:style-name="P277">perusteltua keskittää Suomessa syntyneen käytetyn ydinpolttoaineen loppusijoitus yhdelle</text:p>
      <text:p text:style-name="P278">paikkakunnalle. Kuten Säteilyturvakeskus on lausunnossaan todennut, käytetyn</text:p>
      <text:p text:style-name="P279">polttoaineen kuljetus loppusijoituslaitokseen voidaan järjestää turvallisuusmääräysten</text:p>
      <text:p text:style-name="P280">mukaisesti.</text:p>
      <text:p text:style-name="P281"/>
      <text:p text:style-name="P282">Edelleen valtioneuvosto toteaa, ettei ole tullut esiin seikkoja, jotka osoittaisivat esitetyn</text:p>
      <text:p text:style-name="P283">loppusijoituspaikan soveltumattomaksi hankkeen toteuttamiseen, sillä</text:p>
      <text:p text:style-name="P284"/>
      <text:p text:style-name="P285"><text:span text:style-name="T286">-<text:s/></text:span>alueen kallioperä on laadultaan sellainen, että siihen voidaan selvitysten mukaan</text:p>
      <text:p text:style-name="P287">rakentaa suunnitellut loppusijoitustilat niin, että rakentamiselle ja loppusijoitukselle</text:p>
      <text:p text:style-name="P288">lyhyellä ja pitkällä aikavälillä asetettavat turvallisuusvaatimukset täyttyvät;</text:p>
      <text:p text:style-name="P289"/>
      <text:p text:style-name="P290"><text:span text:style-name="T291">-<text:s/></text:span>ympäristövaikutusten arviointimenettelyssä ei ole tullut esiin hankkeesta aiheutuvia</text:p>
      <text:p text:style-name="P292">paikallisesti merkittäviä ympäristöhaittoja;</text:p>
      <text:p text:style-name="P293"/>
      <text:p text:style-name="P294"><text:span text:style-name="T295">-<text:s/></text:span>kaavoitus ei aseta estettä hankkeen toteuttamiselle;</text:p>
      <text:p text:style-name="P296"/>
      <text:p text:style-name="P297"><text:span text:style-name="T298">-<text:s/></text:span>loppusijoituspaikan lähialueella ei ole tunnettuja luonnonvaroja, joiden taloudellisen</text:p>
      <text:p text:style-name="P299">hyödyntämisen laitoksen toteuttaminen estäisi;</text:p>
      <text:p text:style-name="P300"/>
      <text:p text:style-name="P301"><text:span text:style-name="T302">-<text:s/></text:span>esiin ei ole tullut sellaisia kielteisiä yhteiskunnallisia tai taloudellisia vaikutuksia,</text:p>
      <text:p text:style-name="P303">joiden merkitys Eurajoen kunnassa olisi suurempi kuin muissa mahdollisesti kysymykseen</text:p>
      <text:p text:style-name="P304">tulevissa loppusijoituslaitoksen<text:s/>sijaintikunnissa; ja</text:p>
      <text:p text:style-name="P305"/>
      <text:p text:style-name="P306"><text:span text:style-name="T307">-<text:s/></text:span>esiin ei ole tullut myöskään muita vaikutuksia, jotka synnyttäisivät kunnasta sellaisia</text:p>
      <text:p text:style-name="P308">kielteisiä mielikuvia, joista seurausvaikutuksena koituisi Eurajoelle erityistä</text:p>
      <text:soft-page-break/>
      <text:p text:style-name="P309">taloudellista tai yhteiskunnallista haittaa tai joiden<text:s/>merkitys Eurajoen kunnassa</text:p>
      <text:p text:style-name="P310">olisi suurempi kuin muissa mahdollisesti kysymykseen tulevissa loppusijoituslaitoksen</text:p>
      <text:p text:style-name="P311">sijaintikunnissa.</text:p>
      <text:p text:style-name="P312"/>
      <text:p text:style-name="P313">Suunnitellun loppusijoituspaikan etuna hankkeen toteuttamisen kannalta on mm. loppusi­joituslaitoksen rakentamista, toimintaa ja turvajärjestelyjä tukeva infrastruktuuri alueella jo sijaitsevan ydinvoimalaitoksen ansiosta. Lisäksi loppusijoituslaitoksen sijaintipaikka ydin­voimalaitoksen läheisyydessä on edullinen kuljetusteknisten kysymysten</text:p>
      <text:p text:style-name="P314">ratkaisemisen kannalta. Myös laitoksen rakentamisen aikaiset häiriöt ihmisille ovat ympä­ristövaikutusten arviointiselostuksen mukaan vähäiset.</text:p>
      <text:p text:style-name="P315"/>
      <text:p text:style-name="P316">Loppusijoituslaitoksen käytöstä ei synny uusia radioaktiivisia aineita. Kapselointilaitoksen</text:p>
      <text:p text:style-name="P317">käytöstä ja käytöstäpoistosta syntyvien ydinjätteiden<text:s/>huolto puolestaan on suunniteltu ja järjestettävissä siten, ettei säteilyturvallisuutta lyhyellä eikä pitkällä aikavälillä vaaranneta.</text:p>
      <text:p text:style-name="P318"/>
      <text:p text:style-name="P319">Hakijayhtiö Posiva Oy perii omistajayhtiöidensä ydinvoimalaitosten käytetyn ydinpoltto­aineen välivarastoinnin jälkeisen huollon kustannukset, mukaan lukien loppusijoituksen suunnittelun, toteuttamisen ja käytön kustannukset kyseisiltä yhtiöiltä. Mainitut jätehuolto­velvolliset omistajayhtiöt keräävät vuosittain varoja tulevia kustannuksia vastaavasti Val­tion ydinjätehuoltorahastoon ydinenergialaissa määriteltyjä periaatteita noudattaen.</text:p>
      <text:p text:style-name="P320"/>
      <text:p text:style-name="P321">Hakijayhtiö on osoittanut, että sillä on hankkeen tutkimuksen ja suunnittelun sekä loppu­sijoituslaitoksen rakentamisen, käytön ja sulkemisen edellyttämä asiantuntemus ja</text:p>
      <text:p text:style-name="P322">sen lisäksi käytössään osakasyhtiöidensä asiantuntemus. Yhtiöllä on myös yhteydet asian­tuntijaverkostoon, johon kuuluu sekä kotimaisia että ulkomaisia tutkimuslaitoksia,</text:p>
      <text:p text:style-name="P323">korkeakouluja ja konsulttiyrityksiä. Lisäksi yhtiöllä on sopimus suunnitteluyhteistyöstä</text:p>
      <text:p text:style-name="P324">ja tiedonvaihdosta useiden maiden ydinjätehuolto-organisaatioiden kanssa.</text:p>
      <text:p text:style-name="P325"/>
      <text:p text:style-name="P326">Edellä esitetyn perusteella valtioneuvosto katsoo ottaen huomioon</text:p>
      <text:p text:style-name="P327"/>
      <text:p text:style-name="P328"><text:span text:style-name="T329">-<text:s/></text:span>loppusijoituksen aseman ydinjätehuollossa osana turvallista ydinenergian käyttöä ja sitä kautta osana energiahuoltoa;</text:p>
      <text:p text:style-name="P330"/>
      <text:p text:style-name="P331"><text:span text:style-name="T332">-<text:s/></text:span>yhteiskunnallisen vastuun huolehtia ydinpolttoaineen kierron turvallisesta ja kokonais­valtaisesta ratkaisemisesta;</text:p>
      <text:p text:style-name="P333"/>
      <text:p text:style-name="P334"><text:span text:style-name="T335">-<text:s/></text:span>yhteiskunnallisen vastuun valmistautua loppusijoitukseen aiempien päätösten aikatauluja</text:p>
      <text:p text:style-name="P336">noudattaen;</text:p>
      <text:p text:style-name="P337"/>
      <text:p text:style-name="P338"><text:span text:style-name="T339">-<text:s/></text:span>sen, että esitetty<text:s/>loppusijoitusratkaisu toteuttaa laissa ja sen nojalla jätehuoltovelvollisille</text:p>
      <text:p text:style-name="P340">asetetut vaatimukset;</text:p>
      <text:p text:style-name="P341"/>
      <text:p text:style-name="P342"><text:span text:style-name="T343">-<text:s/></text:span>sen, ettei ole tullut esiin seikkoja, jotka osoittaisivat, ettei esitetty loppusijoitusratkaisu</text:p>
      <text:p text:style-name="P344">ole toteutuskelpoinen;</text:p>
      <text:p text:style-name="P345"/>
      <text:p text:style-name="P346"><text:span text:style-name="T347">-<text:s/></text:span>esitetyn loppusijoitusratkaisun<text:s/>turvallisuuden varmistamiseksi laaditut suunnitelmat;</text:p>
      <text:p text:style-name="P348"/>
      <text:p text:style-name="P349"><text:span text:style-name="T350">-<text:s/></text:span>sen, ettei ole tullut esiin seikkoja, jotka osoittaisivat, ettei esitetty loppusijoituspaikka</text:p>
      <text:p text:style-name="P351">sovellu hankkeen toteuttamiseen;</text:p>
      <text:p text:style-name="P352"/>
      <text:p text:style-name="P353"><text:span text:style-name="T354">-<text:s/></text:span>esitetyn loppusijoituslaitoksen arvioidut ympäristövaikutukset;</text:p>
      <text:p text:style-name="P355"/>
      <text:p text:style-name="P356"><text:span text:style-name="T357">-<text:s/></text:span>hankkeen muut hyödyt ja selvityksissä esiin tulleet mahdolliset haitat sekä haittojen</text:p>
      <text:p text:style-name="P358">laadun ja todennäköisyyden;</text:p>
      <text:p text:style-name="P359"/>
      <text:p text:style-name="P360"><text:span text:style-name="T361">-<text:s/></text:span>sen, ettei näköpiirissä ole muita ydinenergialain mukaisia, teknillisesti toteutuskelpoisia</text:p>
      <text:p text:style-name="P362">ratkaisuja käytetyn ydinpolttoaineen tai runsasaktiivisen ydinjätteen loppusijoittamiseksi;</text:p>
      <text:p text:style-name="P363"/>
      <text:p text:style-name="P364"><text:span text:style-name="T365">-<text:s/></text:span>ydinenergialaissa esitetyn rajoituksen, jonka mukaan Suomessa saa sijoittaa pysyväksi</text:p>
      <text:p text:style-name="P366">tarkoitetulla tavalla vain Suomessa tapahtuneen ydinenergian käytön yhteydessä tai seura­uksena syntyviä ydinjätteitä; ja sen</text:p>
      <text:p text:style-name="P367"/>
      <text:p text:style-name="P368"><text:span text:style-name="T369">-<text:s/></text:span>ettei ole tehty periaatepäätöksiä mahdollisten uusien ydinvoimalaitosten rakentamisesta</text:p>
      <text:p text:style-name="P370">Suomeen,</text:p>
      <text:p text:style-name="P371"/>
      <text:p text:style-name="P372">että täsmennetyn hakemuksen mukainen hanke on yhteiskunnan kokonaisedun mukainen</text:p>
      <text:p text:style-name="P373">siten, että loppusijoitustiloja rakennetaan enintään sille määrälle käytettyä ydinpolttoainetta</text:p>
      <text:p text:style-name="P374">kuin Suomessa sijaitsevien nykyisten ydinvoimalaitosten kulloinkin voimassa olevien käyttölupien perusteella arvioidut loppusijoitustarpeet edellyttävät.</text:p>
      <text:p text:style-name="P375"/>
      <text:p text:style-name="P376"><text:span text:style-name="T377">Maksu</text:span></text:p>
      <text:p text:style-name="P378"/>
      <text:p text:style-name="P379">Tästä päätöksestä on peritty Posiva Oy:ltä 220 000 mk:n maksu,<text:s/>joka on määrätty ydin­energian valvonnasta suoritettavista maksuista annetussa asetuksessa (195/88).</text:p>
      <text:p text:style-name="P380"/>
      <text:p text:style-name="P381"><text:span text:style-name="T382">Eduskuntakäsittely</text:span></text:p>
      <text:p text:style-name="P383"/>
      <text:p text:style-name="P384">Tämä päätös annetaan ydinenergialain 15 §:n mukaisesti eduskunnan tarkastettavaksi.</text:p>
      <text:p text:style-name="P385"/>
      <text:p text:style-name="P386"/>
      <text:p text:style-name="P387">21 päivänä joulukuuta 2000</text:p>
      <text:p text:style-name="P388"/>
      <text:p text:style-name="P389"/>
      <text:p text:style-name="P390"/>
      <text:p text:style-name="P391">Kauppa- ja teollisuusministeri <text:s text:c="26"/>Sinikka Mönkäre</text:p>
      <text:p text:style-name="P392"/>
      <text:p text:style-name="P393"/>
      <text:p text:style-name="P394"/>
      <text:p text:style-name="P395">Ylitarkastaja <text:s text:c="53"/>Anne Väätäinen</text:p>
      <text:p text:style-name="P3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imes New Roman CE" svg:font-family="Times New Roman CE" style:font-family-generic="system" style:font-pitch="variable"/>
    <style:font-face style:name="Times New Roman Cyr" svg:font-family="Times New Roman Cyr"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Greek" svg:font-family="Times New Roman Greek"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Heading1" style:display-name="Heading 1" style:family="paragraph" style:parent-style-name="Standard" style:default-outline-level="1">
      <style:paragraph-properties fo:keep-with-next="always" fo:margin-right="0.8215in">
        <style:tab-stops>
          <style:tab-stop style:type="left" style:position="7.2847in"/>
        </style:tab-stops>
      </style:paragraph-properties>
      <style:text-properties fo:font-weight="bold" style:font-weight-asian="bold" fo:font-size="16pt" style:font-size-asian="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vertical-align="auto"/>
      <style:text-properties style:font-name="Times New Roman" style:font-name-asian="Times New Roman CE" style:font-name-complex="Times New Roman Cyr"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DocumentMap" style:display-name="DocumentMap" style:family="paragraph">
      <style:paragraph-properties fo:widows="2" fo:orphans="2" style:vertical-align="auto"/>
      <style:text-properties style:font-name="Times New Roman" style:font-name-asian="Times New Roman CE" style:font-name-complex="Times New Roman Cyr" fo:font-size="10pt" style:font-size-asian="10pt" style:language-asian="fi" style:country-asian="FI" fo:hyphenate="false"/>
    </style:style>
    <style:style style:name="Header" style:display-name="Header"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PageNumber" style:display-name="Page 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16in"/>
      </style:footer-style>
    </style:page-layout>
    <style:style style:name="T2" style:parent-style-name="PageNumber" style:family="text">
      <style:text-properties style:language-asian="fi" style:country-asian="FI"/>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none" draw:opacity="0%"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draw:frame draw:z-index="251659264" draw:id="id0" draw:style-name="a0" draw:name="Frame1" text:anchor-type="paragraph" svg:x="0in" svg:y="0in" svg:width="0.01597in" svg:height="0in" style:rel-width="scale" style:rel-height="scale"><draw:text-box><text:p text:style-name="Footer"><text:span text:style-name="T2"><text:page-number text:fixed="false">16</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altioneuvoston periaatepäätös 21 päivänä joulukuuta 2000 Posiva Oy:n hakemukseen Suomessa tuotetun käytetyn ydinpolttoaineen loppusijoituslaitoksen rakentamisesta</dc:title>
    <meta:initial-creator>Petteri Suominen</meta:initial-creator>
    <dc:creator>Jarkko Päivärinta (TAU)</dc:creator>
    <meta:creation-date>2003-04-25T10:38:00Z</meta:creation-date>
    <dc:date>2020-12-01T07:27:00Z</dc:date>
    <meta:print-date>2002-03-26T11:07:00Z</meta:print-date>
    <meta:template xlink:href="Normal.dotm" xlink:type="simple"/>
    <meta:editing-cycles>4</meta:editing-cycles>
    <meta:editing-duration>PT0S</meta:editing-duration>
    <meta:user-defined meta:name="Company">Tampereen yliopisto</meta:user-defined>
    <meta:user-defined meta:name="Operator">Tommi Rikkinen</meta:user-defined>
    <meta:document-statistic meta:page-count="13" meta:paragraph-count="73" meta:word-count="4047" meta:character-count="36760" meta:row-count="273" meta:non-whitespace-character-count="32786"/>
  </office:meta>
</office:document-meta>
</file>